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manshu@himanshu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154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Employee_Database <text:s/>|</text:p>
      <text:p text:style-name="Standard">| admin_panel <text:s text:c="7"/>|</text:p>
      <text:p text:style-name="Standard">| cart <text:s text:c="14"/>|</text:p>
      <text:p text:style-name="Standard">| ecommerce <text:s text:c="9"/>|</text:p>
      <text:p text:style-name="Standard">| information_schema |</text:p>
      <text:p text:style-name="Standard">| minics <text:s text:c="12"/>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+--------------------+</text:p>
      <text:p text:style-name="Standard">9 rows in set (0.001 sec)</text:p>
      <text:p text:style-name="Standard"/>
      <text:p text:style-name="Standard">MariaDB [(none)]&gt; use Employee_Databas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loyee_Database]&gt; show tables;</text:p>
      <text:p text:style-name="Standard">+-----------------------------+</text:p>
      <text:p text:style-name="Standard">| Tables_in_Employee_Database |</text:p>
      <text:p text:style-name="Standard">+-----------------------------+</text:p>
      <text:p text:style-name="Standard">| dept <text:s text:c="23"/>|</text:p>
      <text:p text:style-name="Standard">| emp <text:s text:c="24"/>|</text:p>
      <text:p text:style-name="Standard">+-----------------------------+</text:p>
      <text:p text:style-name="Standard">2 rows in set (0.001 sec)</text:p>
      <text:p text:style-name="Standard"/>
      <text:p text:style-name="Standard">MariaDB [Employee_Database]&gt; select * from dept;</text:p>
      <text:p text:style-name="Standard">+--------+------------+----------+-------+</text:p>
      <text:p text:style-name="Standard">| deptno | dname <text:s text:c="5"/>| loc <text:s text:c="5"/>| empno |</text:p>
      <text:p text:style-name="Standard">+--------+------------+----------+-------+</text:p>
      <text:p text:style-name="Standard">| <text:s text:c="4"/>10 | ACCOUNTING | NEW YORK | <text:s/>7369 |</text:p>
      <text:p text:style-name="Standard">| <text:s text:c="4"/>20 | RESEARCH <text:s text:c="2"/>| DALLAS <text:s text:c="2"/>| <text:s/>7934 |</text:p>
      <text:p text:style-name="Standard">| <text:s text:c="4"/>30 | SALES <text:s text:c="5"/>| CHICAGO <text:s/>| <text:s/>7900 |</text:p>
      <text:p text:style-name="Standard">| <text:s text:c="4"/>40 | OPERATIONS | BOSTON <text:s text:c="2"/>| <text:s/>7902 |</text:p>
      <text:p text:style-name="Standard">+--------+------------+----------+-------+</text:p>
      <text:p text:style-name="Standard">4 rows in set (0.001 sec)</text:p>
      <text:p text:style-name="Standard"/>
      <text:p text:style-name="Standard"><text:soft-page-break/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02 | FORD <text:s text:c="2"/>| ANALYST <text:s text:c="2"/>| 7566 | 1981-12-03 | 3000.00 | <text:s text:c="3"/>NULL | <text:s text:c="4"/>20 |</text:p>
      <text:p text:style-name="Standard">| <text:s/>7934 | MILLER | CLERK <text:s text:c="4"/>| 7782 | 1982-01-23 | 1300.00 | <text:s text:c="3"/>NULL | <text:s text:c="4"/>1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select * from emp where deptno = 10;</text:p>
      <text:p text:style-name="Standard">+-------+--------+-----------+------+------------+---------+------+--------+</text:p>
      <text:p text:style-name="Standard">| empno | ename <text:s/>| job <text:s text:c="6"/>| mgr <text:s/>| hiredate <text:s text:c="2"/>| sal <text:s text:c="4"/>| comm | deptno |</text:p>
      <text:p text:style-name="Standard">+-------+--------+-----------+------+------------+---------+------+--------+</text:p>
      <text:p text:style-name="Standard">| <text:s/>7782 | CLARK <text:s/>| MANAGER <text:s text:c="2"/>| 7839 | 1981-06-09 | 2450.00 | NULL | <text:s text:c="4"/>10 |</text:p>
      <text:p text:style-name="Standard">| <text:s/>7839 | KING <text:s text:c="2"/>| PRESIDENT | NULL | 1981-11-17 | 5000.00 | NULL | <text:s text:c="4"/>10 |</text:p>
      <text:p text:style-name="Standard">| <text:s/>7934 | MILLER | CLERK <text:s text:c="4"/>| 7782 | 1982-01-23 | 1300.00 | NULL | <text:s text:c="4"/>10 |</text:p>
      <text:p text:style-name="Standard">+-------+--------+-----------+------+------------+---------+------+--------+</text:p>
      <text:p text:style-name="Standard">3 rows in set (0.001 sec)</text:p>
      <text:p text:style-name="Standard"/>
      <text:p text:style-name="Standard">MariaDB [Employee_Database]&gt; select * from emp where deptno = 10 and job = clerk;</text:p>
      <text:p text:style-name="Standard">ERROR 1054 (42S22): Unknown column 'clerk' in 'where clause'</text:p>
      <text:p text:style-name="Standard">MariaDB [Employee_Database]&gt; select * from emp where deptno = 10 and job = 'clerk';</text:p>
      <text:p text:style-name="Standard">+-------+--------+-------+------+------------+---------+------+--------+</text:p>
      <text:p text:style-name="Standard">| empno | ename <text:s/>| job <text:s text:c="2"/>| mgr <text:s/>| hiredate <text:s text:c="2"/>| sal <text:s text:c="4"/>| comm | deptno |</text:p>
      <text:p text:style-name="Standard">+-------+--------+-------+------+------------+---------+------+--------+</text:p>
      <text:p text:style-name="Standard">| <text:s/>7934 | MILLER | CLERK | 7782 | 1982-01-23 | 1300.00 | NULL | <text:s text:c="4"/>10 |</text:p>
      <text:p text:style-name="Standard">+-------+--------+-------+------+------------+---------+------+--------+</text:p>
      <text:p text:style-name="Standard">1 row in set (0.001 sec)</text:p>
      <text:p text:style-name="Standard"/>
      <text:p text:style-name="Standard">MariaDB [Employee_Database]&gt; select ename where deptno &gt; 20;</text:p>
      <text:p text:style-name="Standard">ERROR 1054 (42S22): Unknown column 'ename' in 'field list'</text:p>
      <text:p text:style-name="Standard">MariaDB [Employee_Database]&gt; select ename from emp where deptno &gt; 20;</text:p>
      <text:p text:style-name="Standard">+--------+</text:p>
      <text:p text:style-name="Standard">| ename <text:s/>|</text:p>
      <text:p text:style-name="Standard">+--------+</text:p>
      <text:p text:style-name="Standard">| ALLEN <text:s/>|</text:p>
      <text:p text:style-name="Standard">| WARD <text:s text:c="2"/>|</text:p>
      <text:p text:style-name="Standard">| MARTIN |</text:p>
      <text:p text:style-name="Standard">| BLAKE <text:s/>|</text:p>
      <text:p text:style-name="Standard">| TURNER |</text:p>
      <text:p text:style-name="Standard"><text:soft-page-break/>| JAMES <text:s/>|</text:p>
      <text:p text:style-name="Standard">+--------+</text:p>
      <text:p text:style-name="Standard">6 rows in set (0.001 sec)</text:p>
      <text:p text:style-name="Standard"/>
      <text:p text:style-name="Standard">MariaDB [Employee_Database]&gt; select distinct deptno from emp;</text:p>
      <text:p text:style-name="Standard">+--------+</text:p>
      <text:p text:style-name="Standard">| deptno |</text:p>
      <text:p text:style-name="Standard">+--------+</text:p>
      <text:p text:style-name="Standard">| <text:s text:c="4"/>20 |</text:p>
      <text:p text:style-name="Standard">| <text:s text:c="4"/>30 |</text:p>
      <text:p text:style-name="Standard">| <text:s text:c="4"/>10 |</text:p>
      <text:p text:style-name="Standard">+--------+</text:p>
      <text:p text:style-name="Standard">3 rows in set (0.001 sec)</text:p>
      <text:p text:style-name="Standard"/>
      <text:p text:style-name="Standard">MariaDB [Employee_Database]&gt; select count(distinct) deptno from emp;</text:p>
      <text:p text:style-name="Standard">ERROR 1064 (42000): You have an error in your SQL syntax; check the manual that corresponds to your MariaDB server version for the right syntax to use near ') deptno from emp' at line 1</text:p>
      <text:p text:style-name="Standard">MariaDB [Employee_Database]&gt; select count(distinct deptno) from emp;</text:p>
      <text:p text:style-name="Standard">+------------------------+</text:p>
      <text:p text:style-name="Standard">| count(distinct deptno) |</text:p>
      <text:p text:style-name="Standard">+------------------------+</text:p>
      <text:p text:style-name="Standard">| <text:s text:c="21"/>3 |</text:p>
      <text:p text:style-name="Standard">+------------------------+</text:p>
      <text:p text:style-name="Standard">1 row in set (0.000 sec)</text:p>
      <text:p text:style-name="Standard"/>
      <text:p text:style-name="Standard">MariaDB [Employee_Database]&gt; select count(deptno) from emp;</text:p>
      <text:p text:style-name="Standard">+---------------+</text:p>
      <text:p text:style-name="Standard">| count(deptno) |</text:p>
      <text:p text:style-name="Standard">+---------------+</text:p>
      <text:p text:style-name="Standard">| <text:s text:c="11"/>14 |</text:p>
      <text:p text:style-name="Standard">+---------------+</text:p>
      <text:p text:style-name="Standard">1 row in set (0.001 sec)</text:p>
      <text:p text:style-name="Standard"/>
      <text:p text:style-name="Standard">MariaDB [Employee_Database]&gt; select * from emp where sal between 1000 and 2000;</text:p>
      <text:p text:style-name="Standard">+-------+--------+----------+------+------------+---------+---------+--------+</text:p>
      <text:p text:style-name="Standard">| empno | ename <text:s/>| job <text:s text:c="5"/>| mgr <text:s/>| hiredate <text:s text:c="2"/>| sal <text:s text:c="4"/>| comm <text:s text:c="3"/>| deptno |</text:p>
      <text:p text:style-name="Standard">+-------+--------+----------+------+------------+---------+---------+--------+</text:p>
      <text:p text:style-name="Standard">| <text:s/>7499 | ALLEN <text:s/>| SALESMAN | 7698 | 1981-02-20 | 1600.00 | <text:s/>300.00 | <text:s text:c="4"/>30 |</text:p>
      <text:p text:style-name="Standard">| <text:s/>7521 | WARD <text:s text:c="2"/>| SALESMAN | 7698 | 1981-02-22 | 1250.00 | <text:s/>500.00 | <text:s text:c="4"/>30 |</text:p>
      <text:p text:style-name="Standard">| <text:s/>7654 | MARTIN | SALESMAN | 7698 | 1981-09-28 | 1250.00 | 1400.00 | <text:s text:c="4"/>30 |</text:p>
      <text:p text:style-name="Standard">| <text:s/>7844 | TURNER | SALESMAN | 7698 | 1981-09-08 | 1500.00 | <text:s text:c="3"/>0.00 | <text:s text:c="4"/>30 |</text:p>
      <text:p text:style-name="Standard">| <text:s/>7876 | ADAMS <text:s/>| CLERK <text:s text:c="3"/>| 7788 | 1983-01-12 | 1100.00 | <text:s text:c="3"/>NULL | <text:s text:c="4"/>20 |</text:p>
      <text:p text:style-name="Standard">| <text:s/>7934 | MILLER | CLERK <text:s text:c="3"/>| 7782 | 1982-01-23 | 1300.00 | <text:s text:c="3"/>NULL | <text:s text:c="4"/>10 |</text:p>
      <text:p text:style-name="Standard">+-------+--------+----------+------+------------+---------+---------+--------+</text:p>
      <text:p text:style-name="Standard">6 rows in set (0.000 sec)</text:p>
      <text:p text:style-name="Standard"/>
      <text:p text:style-name="Standard">MariaDB [Employee_Database]&gt; select * from emp where job like 's%';</text:p>
      <text:p text:style-name="Standard">+-------+--------+----------+------+------------+---------+---------+--------+</text:p>
      <text:p text:style-name="Standard">| empno | ename <text:s/>| job <text:s text:c="5"/>| mgr <text:s/>| hiredate <text:s text:c="2"/>| sal <text:s text:c="4"/>| comm <text:s text:c="3"/>| deptno |</text:p>
      <text:p text:style-name="Standard">+-------+--------+----------+------+------------+---------+---------+--------+</text:p>
      <text:p text:style-name="Standard">| <text:s/>7499 | ALLEN <text:s/>| SALESMAN | 7698 | 1981-02-20 | 1600.00 | <text:s/>300.00 | <text:s text:c="4"/>30 |</text:p>
      <text:p text:style-name="Standard">| <text:s/>7521 | WARD <text:s text:c="2"/>| SALESMAN | 7698 | 1981-02-22 | 1250.00 | <text:s/>500.00 | <text:s text:c="4"/>30 |</text:p>
      <text:p text:style-name="Standard"><text:soft-page-break/>| <text:s/>7654 | MARTIN | SALESMAN | 7698 | 1981-09-28 | 1250.00 | 1400.00 | <text:s text:c="4"/>30 |</text:p>
      <text:p text:style-name="Standard">| <text:s/>7844 | TURNER | SALESMAN | 7698 | 1981-09-08 | 1500.00 | <text:s text:c="3"/>0.00 | <text:s text:c="4"/>30 |</text:p>
      <text:p text:style-name="Standard">+-------+--------+----------+------+------------+---------+---------+--------+</text:p>
      <text:p text:style-name="Standard">4 rows in set (0.001 sec)</text:p>
      <text:p text:style-name="Standard"/>
      <text:p text:style-name="Standard">MariaDB [Employee_Database]&gt; select * from emp where ename like 'a%';</text:p>
      <text:p text:style-name="Standard">+-------+-------+----------+------+------------+---------+--------+--------+</text:p>
      <text:p text:style-name="Standard">| empno | ename | job <text:s text:c="5"/>| mgr <text:s/>| hiredate <text:s text:c="2"/>| sal <text:s text:c="4"/>| comm <text:s text:c="2"/>| deptno |</text:p>
      <text:p text:style-name="Standard">+-------+-------+----------+------+------------+---------+--------+--------+</text:p>
      <text:p text:style-name="Standard">| <text:s/>7499 | ALLEN | SALESMAN | 7698 | 1981-02-20 | 1600.00 | 300.00 | <text:s text:c="4"/>30 |</text:p>
      <text:p text:style-name="Standard">| <text:s/>7876 | ADAMS | CLERK <text:s text:c="3"/>| 7788 | 1983-01-12 | 1100.00 | <text:s text:c="2"/>NULL | <text:s text:c="4"/>20 |</text:p>
      <text:p text:style-name="Standard">+-------+-------+----------+------+------------+---------+--------+--------+</text:p>
      <text:p text:style-name="Standard">2 rows in set (0.001 sec)</text:p>
      <text:p text:style-name="Standard"/>
      <text:p text:style-name="Standard">MariaDB [Employee_Database]&gt; select * from emp where job in ('salesman', 'clerk');</text:p>
      <text:p text:style-name="Standard">+-------+--------+----------+------+------------+---------+---------+--------+</text:p>
      <text:p text:style-name="Standard">| empno | ename <text:s/>| job <text:s text:c="5"/>| mgr <text:s/>| hiredate <text:s text:c="2"/>| sal <text:s text:c="4"/>| comm <text:s text:c="3"/>| deptno |</text:p>
      <text:p text:style-name="Standard">+-------+--------+----------+------+------------+---------+---------+--------+</text:p>
      <text:p text:style-name="Standard">| <text:s/>7369 | SMITH <text:s/>| CLERK <text:s text:c="3"/>| 7902 | 1980-12-17 | <text:s/>800.00 | <text:s text:c="3"/>NULL | <text:s text:c="4"/>20 |</text:p>
      <text:p text:style-name="Standard">| <text:s/>7499 | ALLEN <text:s/>| SALESMAN | 7698 | 1981-02-20 | 1600.00 | <text:s/>300.00 | <text:s text:c="4"/>30 |</text:p>
      <text:p text:style-name="Standard">| <text:s/>7521 | WARD <text:s text:c="2"/>| SALESMAN | 7698 | 1981-02-22 | 1250.00 | <text:s/>500.00 | <text:s text:c="4"/>30 |</text:p>
      <text:p text:style-name="Standard">| <text:s/>7654 | MARTIN | SALESMAN | 7698 | 1981-09-28 | 1250.00 | 1400.00 | <text:s text:c="4"/>30 |</text:p>
      <text:p text:style-name="Standard">| <text:s/>7844 | TURNER | SALESMAN | 7698 | 1981-09-08 | 1500.00 | <text:s text:c="3"/>0.00 | <text:s text:c="4"/>30 |</text:p>
      <text:p text:style-name="Standard">| <text:s/>7876 | ADAMS <text:s/>| CLERK <text:s text:c="3"/>| 7788 | 1983-01-12 | 1100.00 | <text:s text:c="3"/>NULL | <text:s text:c="4"/>20 |</text:p>
      <text:p text:style-name="Standard">| <text:s/>7900 | JAMES <text:s/>| CLERK <text:s text:c="3"/>| 7698 | 1981-12-03 | <text:s/>950.00 | <text:s text:c="3"/>NULL | <text:s text:c="4"/>30 |</text:p>
      <text:p text:style-name="Standard">| <text:s/>7934 | MILLER | CLERK <text:s text:c="3"/>| 7782 | 1982-01-23 | 1300.00 | <text:s text:c="3"/>NULL | <text:s text:c="4"/>10 |</text:p>
      <text:p text:style-name="Standard">+-------+--------+----------+------+------------+---------+---------+--------+</text:p>
      <text:p text:style-name="Standard">8 rows in set (0.001 sec)</text:p>
      <text:p text:style-name="Standard"/>
      <text:p text:style-name="Standard">MariaDB [Employee_Database]&gt; select * from emp where not job = 'clerk'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902 | FORD <text:s text:c="2"/>| ANALYST <text:s text:c="2"/>| 7566 | 1981-12-03 | 3000.00 | <text:s text:c="3"/>NULL | <text:s text:c="4"/>20 |</text:p>
      <text:p text:style-name="Standard">+-------+--------+-----------+------+------------+---------+---------+--------+</text:p>
      <text:p text:style-name="Standard">10 rows in set (0.001 sec)</text:p>
      <text:p text:style-name="Standard"/>
      <text:p text:style-name="Standard">MariaDB [Employee_Database]&gt; select * from emp where deptno = 10 or deptno = 20;</text:p>
      <text:p text:style-name="Standard">+-------+--------+-----------+------+------------+---------+------+--------+</text:p>
      <text:p text:style-name="Standard">| empno | ename <text:s/>| job <text:s text:c="6"/>| mgr <text:s/>| hiredate <text:s text:c="2"/>| sal <text:s text:c="4"/>| comm | deptno |</text:p>
      <text:p text:style-name="Standard">+-------+--------+-----------+------+------------+---------+------+--------+</text:p>
      <text:p text:style-name="Standard">| <text:s/>7369 | SMITH <text:s/>| CLERK <text:s text:c="4"/>| 7902 | 1980-12-17 | <text:s/>800.00 | NULL | <text:s text:c="4"/>20 |</text:p>
      <text:p text:style-name="Standard">| <text:s/>7566 | JONES <text:s/>| MANAGER <text:s text:c="2"/>| 7839 | 1981-04-02 | 2975.00 | NULL | <text:s text:c="4"/>20 |</text:p>
      <text:p text:style-name="Standard"><text:soft-page-break/>| <text:s/>7782 | CLARK <text:s/>| MANAGER <text:s text:c="2"/>| 7839 | 1981-06-09 | 2450.00 | NULL | <text:s text:c="4"/>10 |</text:p>
      <text:p text:style-name="Standard">| <text:s/>7788 | SCOTT <text:s/>| ANALYST <text:s text:c="2"/>| 7566 | 1982-12-09 | 3000.00 | NULL | <text:s text:c="4"/>20 |</text:p>
      <text:p text:style-name="Standard">| <text:s/>7839 | KING <text:s text:c="2"/>| PRESIDENT | NULL | 1981-11-17 | 5000.00 | NULL | <text:s text:c="4"/>10 |</text:p>
      <text:p text:style-name="Standard">| <text:s/>7876 | ADAMS <text:s/>| CLERK <text:s text:c="4"/>| 7788 | 1983-01-12 | 1100.00 | NULL | <text:s text:c="4"/>20 |</text:p>
      <text:p text:style-name="Standard">| <text:s/>7902 | FORD <text:s text:c="2"/>| ANALYST <text:s text:c="2"/>| 7566 | 1981-12-03 | 3000.00 | NULL | <text:s text:c="4"/>20 |</text:p>
      <text:p text:style-name="Standard">| <text:s/>7934 | MILLER | CLERK <text:s text:c="4"/>| 7782 | 1982-01-23 | 1300.00 | NULL | <text:s text:c="4"/>10 |</text:p>
      <text:p text:style-name="Standard">+-------+--------+-----------+------+------------+---------+------+--------+</text:p>
      <text:p text:style-name="Standard">8 rows in set (0.001 sec)</text:p>
      <text:p text:style-name="Standard"/>
      <text:p text:style-name="Standard">MariaDB [Employee_Database]&gt; select * from emp order by job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788 | SCOTT <text:s/>| ANALYST <text:s text:c="2"/>| 7566 | 1982-12-09 | 3000.00 | <text:s text:c="3"/>NULL | <text:s text:c="4"/>20 |</text:p>
      <text:p text:style-name="Standard">| <text:s/>7902 | FORD <text:s text:c="2"/>| ANALYST <text:s text:c="2"/>| 7566 | 1981-12-03 | 30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369 | SMITH <text:s/>| CLERK <text:s text:c="4"/>| 7902 | 1980-12-17 | <text:s/>800.00 | <text:s text:c="3"/>NULL | <text:s text:c="4"/>20 |</text:p>
      <text:p text:style-name="Standard">| <text:s/>7934 | MILLER | CLERK <text:s text:c="4"/>| 7782 | 1982-01-23 | 1300.00 | <text:s text:c="3"/>NULL | <text:s text:c="4"/>1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566 | JONES <text:s/>| MANAGER <text:s text:c="2"/>| 7839 | 1981-04-02 | 2975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654 | MARTIN | SALESMAN <text:s/>| 7698 | 1981-09-28 | 1250.00 | 1400.00 | <text:s text:c="4"/>30 |</text:p>
      <text:p text:style-name="Standard">| <text:s/>7844 | TURNER | SALESMAN <text:s/>| 7698 | 1981-09-08 | 1500.00 | <text:s text:c="3"/>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499 | ALLEN <text:s/>| SALESMAN <text:s/>| 7698 | 1981-02-20 | 1600.00 | <text:s/>300.00 | <text:s text:c="4"/>3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select * from emp order by job desc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844 | TURNER | SALESMAN <text:s/>| 7698 | 1981-09-08 | 1500.00 | <text:s text:c="3"/>0.00 | <text:s text:c="4"/>3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654 | MARTIN | SALESMAN <text:s/>| 7698 | 1981-09-28 | 1250.00 | 1400.00 | <text:s text:c="4"/>30 |</text:p>
      <text:p text:style-name="Standard">| <text:s/>7839 | KING <text:s text:c="2"/>| PRESIDENT | NULL | 1981-11-17 | 5000.00 | <text:s text:c="3"/>NULL | <text:s text:c="4"/>10 |</text:p>
      <text:p text:style-name="Standard">| <text:s/>7782 | CLARK <text:s/>| MANAGER <text:s text:c="2"/>| 7839 | 1981-06-09 | 2450.00 | <text:s text:c="3"/>NULL | <text:s text:c="4"/>10 |</text:p>
      <text:p text:style-name="Standard">| <text:s/>7698 | BLAKE <text:s/>| MANAGER <text:s text:c="2"/>| 7839 | 1981-05-01 | 2850.00 | <text:s text:c="3"/>NULL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369 | SMITH <text:s/>| CLERK <text:s text:c="4"/>| 7902 | 1980-12-17 | <text:s/>800.00 | <text:s text:c="3"/>NULL | <text:s text:c="4"/>20 |</text:p>
      <text:p text:style-name="Standard">| <text:s/>7876 | ADAMS <text:s/>| CLERK <text:s text:c="4"/>| 7788 | 1983-01-12 | 1100.00 | <text:s text:c="3"/>NULL | <text:s text:c="4"/>20 |</text:p>
      <text:p text:style-name="Standard">| <text:s/>7934 | MILLER | CLERK <text:s text:c="4"/>| 7782 | 1982-01-23 | 1300.00 | <text:s text:c="3"/>NULL | <text:s text:c="4"/>10 |</text:p>
      <text:p text:style-name="Standard">| <text:s/>7902 | FORD <text:s text:c="2"/>| ANALYST <text:s text:c="2"/>| 7566 | 1981-12-03 | 3000.00 | <text:s text:c="3"/>NULL | <text:s text:c="4"/>20 |</text:p>
      <text:p text:style-name="Standard">| <text:s/>7788 | SCOTT <text:s/>| ANALYST <text:s text:c="2"/>| 7566 | 1982-12-09 | 3000.00 | <text:s text:c="3"/>NULL | <text:s text:c="4"/>2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show tables;</text:p>
      <text:p text:style-name="Standard"><text:soft-page-break/>+-----------------------------+</text:p>
      <text:p text:style-name="Standard">| Tables_in_Employee_Database |</text:p>
      <text:p text:style-name="Standard">+-----------------------------+</text:p>
      <text:p text:style-name="Standard">| dept <text:s text:c="23"/>|</text:p>
      <text:p text:style-name="Standard">| emp <text:s text:c="24"/>|</text:p>
      <text:p text:style-name="Standard">+-----------------------------+</text:p>
      <text:p text:style-name="Standard">2 rows in set (0.001 sec)</text:p>
      <text:p text:style-name="Standard"/>
      <text:p text:style-name="Standard">MariaDB [Employee_Database]&gt; select * from dept;</text:p>
      <text:p text:style-name="Standard">+--------+------------+----------+-------+</text:p>
      <text:p text:style-name="Standard">| deptno | dname <text:s text:c="5"/>| loc <text:s text:c="5"/>| empno |</text:p>
      <text:p text:style-name="Standard">+--------+------------+----------+-------+</text:p>
      <text:p text:style-name="Standard">| <text:s text:c="4"/>10 | ACCOUNTING | NEW YORK | <text:s/>7369 |</text:p>
      <text:p text:style-name="Standard">| <text:s text:c="4"/>20 | RESEARCH <text:s text:c="2"/>| DALLAS <text:s text:c="2"/>| <text:s/>7934 |</text:p>
      <text:p text:style-name="Standard">| <text:s text:c="4"/>30 | SALES <text:s text:c="5"/>| CHICAGO <text:s/>| <text:s/>7900 |</text:p>
      <text:p text:style-name="Standard">| <text:s text:c="4"/>40 | OPERATIONS | BOSTON <text:s text:c="2"/>| <text:s/>7902 |</text:p>
      <text:p text:style-name="Standard">+--------+------------+----------+-------+</text:p>
      <text:p text:style-name="Standard">4 rows in set (0.001 sec)</text:p>
      <text:p text:style-name="Standard"/>
      <text:p text:style-name="Standard">MariaDB [Employee_Database]&gt; insert into dept values (50, 'developer', 'jaipur', 7566);</text:p>
      <text:p text:style-name="Standard">Query OK, 1 row affected (0.057 sec)</text:p>
      <text:p text:style-name="Standard"/>
      <text:p text:style-name="Standard">MariaDB [Employee_Database]&gt; select * from dept;</text:p>
      <text:p text:style-name="Standard">+--------+------------+----------+-------+</text:p>
      <text:p text:style-name="Standard">| deptno | dname <text:s text:c="5"/>| loc <text:s text:c="5"/>| empno |</text:p>
      <text:p text:style-name="Standard">+--------+------------+----------+-------+</text:p>
      <text:p text:style-name="Standard">| <text:s text:c="4"/>10 | ACCOUNTING | NEW YORK | <text:s/>7369 |</text:p>
      <text:p text:style-name="Standard">| <text:s text:c="4"/>20 | RESEARCH <text:s text:c="2"/>| DALLAS <text:s text:c="2"/>| <text:s/>7934 |</text:p>
      <text:p text:style-name="Standard">| <text:s text:c="4"/>30 | SALES <text:s text:c="5"/>| CHICAGO <text:s/>| <text:s/>7900 |</text:p>
      <text:p text:style-name="Standard">| <text:s text:c="4"/>40 | OPERATIONS | BOSTON <text:s text:c="2"/>| <text:s/>7902 |</text:p>
      <text:p text:style-name="Standard">| <text:s text:c="4"/>50 | developer <text:s/>| jaipur <text:s text:c="2"/>| <text:s/>7566 |</text:p>
      <text:p text:style-name="Standard">+--------+------------+----------+-------+</text:p>
      <text:p text:style-name="Standard">5 rows in set (0.001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02 | FORD <text:s text:c="2"/>| ANALYST <text:s text:c="2"/>| 7566 | 1981-12-03 | 3000.00 | <text:s text:c="3"/>NULL | <text:s text:c="4"/>20 |</text:p>
      <text:p text:style-name="Standard">| <text:s/>7934 | MILLER | CLERK <text:s text:c="4"/>| 7782 | 1982-01-23 | 1300.00 | <text:s text:c="3"/>NULL | <text:s text:c="4"/>10 |</text:p>
      <text:p text:style-name="Standard"><text:soft-page-break/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insert into emp(empno, ename, job, hiredate, sal, deptno) vlaues(7948, 'lokesss', 'developer', 1985-05-16, 150, 50); </text:p>
      <text:p text:style-name="Standard">ERROR 1064 (42000): You have an error in your SQL syntax; check the manual that corresponds to your MariaDB server version for the right syntax to use near 'vlaues(7948, 'lokesss', 'developer', 1985-05-16, 150, 50)' at line 1</text:p>
      <text:p text:style-name="Standard">MariaDB [Employee_Database]&gt; insert into emp(empno, ename, job, hiredate, sal, deptno) vlaues(7948, 'lokesss', 'developer', '1985-05-16', 150, 50); </text:p>
      <text:p text:style-name="Standard">ERROR 1064 (42000): You have an error in your SQL syntax; check the manual that corresponds to your MariaDB server version for the right syntax to use near 'vlaues(7948, 'lokesss', 'developer', '1985-05-16', 150, 50)' at line 1</text:p>
      <text:p text:style-name="Standard">MariaDB [Employee_Database]&gt; insert into emp(empno, ename, job, hiredate, sal, deptno) values(7948, 'lokesss', 'developer', '1985-05-16', 150, 50); </text:p>
      <text:p text:style-name="Standard">Query OK, 1 row affected (0.079 sec)</text:p>
      <text:p text:style-name="Standard"/>
      <text:p text:style-name="Standard">MariaDB [Employee_Database]&gt; select * from emp;</text:p>
      <text:p text:style-name="Standard">+-------+---------+-----------+------+------------+---------+---------+--------+</text:p>
      <text:p text:style-name="Standard">| empno | ename <text:s text:c="2"/>| job <text:s text:c="6"/>| mgr <text:s/>| hiredate <text:s text:c="2"/>| sal <text:s text:c="4"/>| comm <text:s text:c="3"/>| deptno |</text:p>
      <text:p text:style-name="Standard">+-------+---------+-----------+------+------------+---------+---------+--------+</text:p>
      <text:p text:style-name="Standard">| <text:s/>7369 | SMITH <text:s text:c="2"/>| CLERK <text:s text:c="4"/>| 7902 | 1980-12-17 | <text:s/>800.00 | <text:s text:c="3"/>NULL | <text:s text:c="4"/>20 |</text:p>
      <text:p text:style-name="Standard">| <text:s/>7499 | ALLEN <text:s text:c="2"/>| SALESMAN <text:s/>| 7698 | 1981-02-20 | 1600.00 | <text:s/>300.00 | <text:s text:c="4"/>30 |</text:p>
      <text:p text:style-name="Standard">| <text:s/>7521 | WARD <text:s text:c="3"/>| SALESMAN <text:s/>| 7698 | 1981-02-22 | 1250.00 | <text:s/>500.00 | <text:s text:c="4"/>30 |</text:p>
      <text:p text:style-name="Standard">| <text:s/>7566 | JONES <text:s text:c="2"/>| MANAGER <text:s text:c="2"/>| 7839 | 1981-04-02 | 2975.00 | <text:s text:c="3"/>NULL | <text:s text:c="4"/>20 |</text:p>
      <text:p text:style-name="Standard">| <text:s/>7654 | MARTIN <text:s/>| SALESMAN <text:s/>| 7698 | 1981-09-28 | 1250.00 | 1400.00 | <text:s text:c="4"/>30 |</text:p>
      <text:p text:style-name="Standard">| <text:s/>7698 | BLAKE <text:s text:c="2"/>| MANAGER <text:s text:c="2"/>| 7839 | 1981-05-01 | 2850.00 | <text:s text:c="3"/>NULL | <text:s text:c="4"/>30 |</text:p>
      <text:p text:style-name="Standard">| <text:s/>7782 | CLARK <text:s text:c="2"/>| MANAGER <text:s text:c="2"/>| 7839 | 1981-06-09 | 2450.00 | <text:s text:c="3"/>NULL | <text:s text:c="4"/>10 |</text:p>
      <text:p text:style-name="Standard">| <text:s/>7788 | SCOTT <text:s text:c="2"/>| ANALYST <text:s text:c="2"/>| 7566 | 1982-12-09 | 3000.00 | <text:s text:c="3"/>NULL | <text:s text:c="4"/>20 |</text:p>
      <text:p text:style-name="Standard">| <text:s/>7839 | KING <text:s text:c="3"/>| PRESIDENT | NULL | 1981-11-17 | 5000.00 | <text:s text:c="3"/>NULL | <text:s text:c="4"/>10 |</text:p>
      <text:p text:style-name="Standard">| <text:s/>7844 | TURNER <text:s/>| SALESMAN <text:s/>| 7698 | 1981-09-08 | 1500.00 | <text:s text:c="3"/>0.00 | <text:s text:c="4"/>30 |</text:p>
      <text:p text:style-name="Standard">| <text:s/>7876 | ADAMS <text:s text:c="2"/>| CLERK <text:s text:c="4"/>| 7788 | 1983-01-12 | 1100.00 | <text:s text:c="3"/>NULL | <text:s text:c="4"/>20 |</text:p>
      <text:p text:style-name="Standard">| <text:s/>7900 | JAMES <text:s text:c="2"/>| CLERK <text:s text:c="4"/>| 7698 | 1981-12-03 | <text:s/>950.00 | <text:s text:c="3"/>NULL | <text:s text:c="4"/>30 |</text:p>
      <text:p text:style-name="Standard">| <text:s/>7902 | FORD <text:s text:c="3"/>| ANALYST <text:s text:c="2"/>| 7566 | 1981-12-03 | 3000.00 | <text:s text:c="3"/>NULL | <text:s text:c="4"/>20 |</text:p>
      <text:p text:style-name="Standard">| <text:s/>7934 | MILLER <text:s/>| CLERK <text:s text:c="4"/>| 7782 | 1982-01-23 | 1300.00 | <text:s text:c="3"/>NULL | <text:s text:c="4"/>10 |</text:p>
      <text:p text:style-name="Standard">| <text:s/>7948 | lokesss | developer | NULL | 1985-05-16 | <text:s/>150.00 | <text:s text:c="3"/>NULL | <text:s text:c="4"/>50 |</text:p>
      <text:p text:style-name="Standard">+-------+---------+-----------+------+------------+---------+---------+--------+</text:p>
      <text:p text:style-name="Standard">15 rows in set (0.001 sec)</text:p>
      <text:p text:style-name="Standard"/>
      <text:p text:style-name="Standard">MariaDB [Employee_Database]&gt; select * from emp where comm is null;</text:p>
      <text:p text:style-name="Standard">+-------+---------+-----------+------+------------+---------+------+--------+</text:p>
      <text:p text:style-name="Standard">| empno | ename <text:s text:c="2"/>| job <text:s text:c="6"/>| mgr <text:s/>| hiredate <text:s text:c="2"/>| sal <text:s text:c="4"/>| comm | deptno |</text:p>
      <text:p text:style-name="Standard">+-------+---------+-----------+------+------------+---------+------+--------+</text:p>
      <text:p text:style-name="Standard">| <text:s/>7369 | SMITH <text:s text:c="2"/>| CLERK <text:s text:c="4"/>| 7902 | 1980-12-17 | <text:s/>800.00 | NULL | <text:s text:c="4"/>20 |</text:p>
      <text:p text:style-name="Standard">| <text:s/>7566 | JONES <text:s text:c="2"/>| MANAGER <text:s text:c="2"/>| 7839 | 1981-04-02 | 2975.00 | NULL | <text:s text:c="4"/>20 |</text:p>
      <text:p text:style-name="Standard">| <text:s/>7698 | BLAKE <text:s text:c="2"/>| MANAGER <text:s text:c="2"/>| 7839 | 1981-05-01 | 2850.00 | NULL | <text:s text:c="4"/>30 |</text:p>
      <text:p text:style-name="Standard">| <text:s/>7782 | CLARK <text:s text:c="2"/>| MANAGER <text:s text:c="2"/>| 7839 | 1981-06-09 | 2450.00 | NULL | <text:s text:c="4"/>10 |</text:p>
      <text:p text:style-name="Standard">| <text:s/>7788 | SCOTT <text:s text:c="2"/>| ANALYST <text:s text:c="2"/>| 7566 | 1982-12-09 | 3000.00 | NULL | <text:s text:c="4"/>20 |</text:p>
      <text:p text:style-name="Standard">| <text:s/>7839 | KING <text:s text:c="3"/>| PRESIDENT | NULL | 1981-11-17 | 5000.00 | NULL | <text:s text:c="4"/>10 |</text:p>
      <text:p text:style-name="Standard">| <text:s/>7876 | ADAMS <text:s text:c="2"/>| CLERK <text:s text:c="4"/>| 7788 | 1983-01-12 | 1100.00 | NULL | <text:s text:c="4"/>20 |</text:p>
      <text:p text:style-name="Standard">| <text:s/>7900 | JAMES <text:s text:c="2"/>| CLERK <text:s text:c="4"/>| 7698 | 1981-12-03 | <text:s/>950.00 | NULL | <text:s text:c="4"/>30 |</text:p>
      <text:p text:style-name="Standard">| <text:s/>7902 | FORD <text:s text:c="3"/>| ANALYST <text:s text:c="2"/>| 7566 | 1981-12-03 | 3000.00 | NULL | <text:s text:c="4"/>20 |</text:p>
      <text:p text:style-name="Standard"><text:soft-page-break/>| <text:s/>7934 | MILLER <text:s/>| CLERK <text:s text:c="4"/>| 7782 | 1982-01-23 | 1300.00 | NULL | <text:s text:c="4"/>10 |</text:p>
      <text:p text:style-name="Standard">| <text:s/>7948 | lokesss | developer | NULL | 1985-05-16 | <text:s/>150.00 | NULL | <text:s text:c="4"/>50 |</text:p>
      <text:p text:style-name="Standard">+-------+---------+-----------+------+------------+---------+------+--------+</text:p>
      <text:p text:style-name="Standard">11 rows in set (0.001 sec)</text:p>
      <text:p text:style-name="Standard"/>
      <text:p text:style-name="Standard">MariaDB [Employee_Database]&gt; select * from emp where comm is not null;</text:p>
      <text:p text:style-name="Standard">+-------+--------+----------+------+------------+---------+---------+--------+</text:p>
      <text:p text:style-name="Standard">| empno | ename <text:s/>| job <text:s text:c="5"/>| mgr <text:s/>| hiredate <text:s text:c="2"/>| sal <text:s text:c="4"/>| comm <text:s text:c="3"/>| deptno |</text:p>
      <text:p text:style-name="Standard">+-------+--------+----------+------+------------+---------+---------+--------+</text:p>
      <text:p text:style-name="Standard">| <text:s/>7499 | ALLEN <text:s/>| SALESMAN | 7698 | 1981-02-20 | 1600.00 | <text:s/>300.00 | <text:s text:c="4"/>30 |</text:p>
      <text:p text:style-name="Standard">| <text:s/>7521 | WARD <text:s text:c="2"/>| SALESMAN | 7698 | 1981-02-22 | 1250.00 | <text:s/>500.00 | <text:s text:c="4"/>30 |</text:p>
      <text:p text:style-name="Standard">| <text:s/>7654 | MARTIN | SALESMAN | 7698 | 1981-09-28 | 1250.00 | 1400.00 | <text:s text:c="4"/>30 |</text:p>
      <text:p text:style-name="Standard">| <text:s/>7844 | TURNER | SALESMAN | 7698 | 1981-09-08 | 1500.00 | <text:s text:c="3"/>0.00 | <text:s text:c="4"/>30 |</text:p>
      <text:p text:style-name="Standard">+-------+--------+----------+------+------------+---------+---------+--------+</text:p>
      <text:p text:style-name="Standard">4 rows in set (0.001 sec)</text:p>
      <text:p text:style-name="Standard"/>
      <text:p text:style-name="Standard">MariaDB [Employee_Database]&gt; update emp set ename = 'LOKESH' job = 'DEVELOPER' sal = 1500 where empno = 7948;</text:p>
      <text:p text:style-name="Standard">ERROR 1064 (42000): You have an error in your SQL syntax; check the manual that corresponds to your MariaDB server version for the right syntax to use near 'job = 'DEVELOPER' sal = 1500 where empno = 7948' at line 1</text:p>
      <text:p text:style-name="Standard">MariaDB [Employee_Database]&gt; update emp set ename = 'LOKESH', job = 'DEVELOPER', sal = 1500 where empno = 7948;</text:p>
      <text:p text:style-name="Standard">Query OK, 1 row affected (0.053 sec)</text:p>
      <text:p text:style-name="Standard">Rows matched: 1 <text:s/>Changed: 1 <text:s/>Warnings: 0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02 | FORD <text:s text:c="2"/>| ANALYST <text:s text:c="2"/>| 7566 | 1981-12-03 | 3000.00 | <text:s text:c="3"/>NULL | <text:s text:c="4"/>2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5 rows in set (0.001 sec)</text:p>
      <text:p text:style-name="Standard"/>
      <text:p text:style-name="Standard">MariaDB [Employee_Database]&gt; select * from dept;</text:p>
      <text:p text:style-name="Standard">+--------+------------+----------+-------+</text:p>
      <text:p text:style-name="Standard">| deptno | dname <text:s text:c="5"/>| loc <text:s text:c="5"/>| empno |</text:p>
      <text:p text:style-name="Standard">+--------+------------+----------+-------+</text:p>
      <text:p text:style-name="Standard"><text:soft-page-break/>| <text:s text:c="4"/>10 | ACCOUNTING | NEW YORK | <text:s/>7369 |</text:p>
      <text:p text:style-name="Standard">| <text:s text:c="4"/>20 | RESEARCH <text:s text:c="2"/>| DALLAS <text:s text:c="2"/>| <text:s/>7934 |</text:p>
      <text:p text:style-name="Standard">| <text:s text:c="4"/>30 | SALES <text:s text:c="5"/>| CHICAGO <text:s/>| <text:s/>7900 |</text:p>
      <text:p text:style-name="Standard">| <text:s text:c="4"/>40 | OPERATIONS | BOSTON <text:s text:c="2"/>| <text:s/>7902 |</text:p>
      <text:p text:style-name="Standard">| <text:s text:c="4"/>50 | developer <text:s/>| jaipur <text:s text:c="2"/>| <text:s/>7566 |</text:p>
      <text:p text:style-name="Standard">+--------+------------+----------+-------+</text:p>
      <text:p text:style-name="Standard">5 rows in set (0.000 sec)</text:p>
      <text:p text:style-name="Standard"/>
      <text:p text:style-name="Standard">MariaDB [Employee_Database]&gt; update dept set dname = 'DEVELOPER', loc = 'JAIPUR' where deptno = 50;</text:p>
      <text:p text:style-name="Standard">Query OK, 1 row affected (0.056 sec)</text:p>
      <text:p text:style-name="Standard">Rows matched: 1 <text:s/>Changed: 1 <text:s/>Warnings: 0</text:p>
      <text:p text:style-name="Standard"/>
      <text:p text:style-name="Standard">MariaDB [Employee_Database]&gt; select * from dept;</text:p>
      <text:p text:style-name="Standard">+--------+------------+----------+-------+</text:p>
      <text:p text:style-name="Standard">| deptno | dname <text:s text:c="5"/>| loc <text:s text:c="5"/>| empno |</text:p>
      <text:p text:style-name="Standard">+--------+------------+----------+-------+</text:p>
      <text:p text:style-name="Standard">| <text:s text:c="4"/>10 | ACCOUNTING | NEW YORK | <text:s/>7369 |</text:p>
      <text:p text:style-name="Standard">| <text:s text:c="4"/>20 | RESEARCH <text:s text:c="2"/>| DALLAS <text:s text:c="2"/>| <text:s/>7934 |</text:p>
      <text:p text:style-name="Standard">| <text:s text:c="4"/>30 | SALES <text:s text:c="5"/>| CHICAGO <text:s/>| <text:s/>7900 |</text:p>
      <text:p text:style-name="Standard">| <text:s text:c="4"/>40 | OPERATIONS | BOSTON <text:s text:c="2"/>| <text:s/>7902 |</text:p>
      <text:p text:style-name="Standard">| <text:s text:c="4"/>50 | DEVELOPER <text:s/>| JAIPUR <text:s text:c="2"/>| <text:s/>7566 |</text:p>
      <text:p text:style-name="Standard">+--------+------------+----------+-------+</text:p>
      <text:p text:style-name="Standard">5 rows in set (0.001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02 | FORD <text:s text:c="2"/>| ANALYST <text:s text:c="2"/>| 7566 | 1981-12-03 | 3000.00 | <text:s text:c="3"/>NULL | <text:s text:c="4"/>2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5 rows in set (0.001 sec)</text:p>
      <text:p text:style-name="Standard"/>
      <text:p text:style-name="Standard">MariaDB [Employee_Database]&gt; delete from emp where empno = 7902;</text:p>
      <text:p text:style-name="Standard">Query OK, 1 row affected (0.104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<text:soft-page-break/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select * from emp limit = 5;</text:p>
      <text:p text:style-name="Standard">ERROR 1064 (42000): You have an error in your SQL syntax; check the manual that corresponds to your MariaDB server version for the right syntax to use near '= 5' at line 1</text:p>
      <text:p text:style-name="Standard">MariaDB [Employee_Database]&gt; select * from emp limit 5;</text:p>
      <text:p text:style-name="Standard">+-------+--------+----------+------+------------+---------+---------+--------+</text:p>
      <text:p text:style-name="Standard">| empno | ename <text:s/>| job <text:s text:c="5"/>| mgr <text:s/>| hiredate <text:s text:c="2"/>| sal <text:s text:c="4"/>| comm <text:s text:c="3"/>| deptno |</text:p>
      <text:p text:style-name="Standard">+-------+--------+----------+------+------------+---------+---------+--------+</text:p>
      <text:p text:style-name="Standard">| <text:s/>7369 | SMITH <text:s/>| CLERK <text:s text:c="3"/>| 7902 | 1980-12-17 | <text:s/>800.00 | <text:s text:c="3"/>NULL | <text:s text:c="4"/>20 |</text:p>
      <text:p text:style-name="Standard">| <text:s/>7499 | ALLEN <text:s/>| SALESMAN | 7698 | 1981-02-20 | 1600.00 | <text:s/>300.00 | <text:s text:c="4"/>30 |</text:p>
      <text:p text:style-name="Standard">| <text:s/>7521 | WARD <text:s text:c="2"/>| SALESMAN | 7698 | 1981-02-22 | 1250.00 | <text:s/>500.00 | <text:s text:c="4"/>30 |</text:p>
      <text:p text:style-name="Standard">| <text:s/>7566 | JONES <text:s/>| MANAGER <text:s/>| 7839 | 1981-04-02 | 2975.00 | <text:s text:c="3"/>NULL | <text:s text:c="4"/>20 |</text:p>
      <text:p text:style-name="Standard">| <text:s/>7654 | MARTIN | SALESMAN | 7698 | 1981-09-28 | 1250.00 | 1400.00 | <text:s text:c="4"/>30 |</text:p>
      <text:p text:style-name="Standard">+-------+--------+----------+------+------------+---------+---------+--------+</text:p>
      <text:p text:style-name="Standard">5 rows in set (0.001 sec)</text:p>
      <text:p text:style-name="Standard"/>
      <text:p text:style-name="Standard">MariaDB [Employee_Database]&gt; select * from emp limit 2;</text:p>
      <text:p text:style-name="Standard">+-------+-------+----------+------+------------+---------+--------+--------+</text:p>
      <text:p text:style-name="Standard">| empno | ename | job <text:s text:c="5"/>| mgr <text:s/>| hiredate <text:s text:c="2"/>| sal <text:s text:c="4"/>| comm <text:s text:c="2"/>| deptno |</text:p>
      <text:p text:style-name="Standard">+-------+-------+----------+------+------------+---------+--------+--------+</text:p>
      <text:p text:style-name="Standard">| <text:s/>7369 | SMITH | CLERK <text:s text:c="3"/>| 7902 | 1980-12-17 | <text:s/>800.00 | <text:s text:c="2"/>NULL | <text:s text:c="4"/>20 |</text:p>
      <text:p text:style-name="Standard">| <text:s/>7499 | ALLEN | SALESMAN | 7698 | 1981-02-20 | 1600.00 | 300.00 | <text:s text:c="4"/>30 |</text:p>
      <text:p text:style-name="Standard">+-------+-------+----------+------+------------+---------+--------+--------+</text:p>
      <text:p text:style-name="Standard">2 rows in set (0.001 sec)</text:p>
      <text:p text:style-name="Standard"/>
      <text:p text:style-name="Standard">MariaDB [Employee_Database]&gt; select min(deptno) from emp;</text:p>
      <text:p text:style-name="Standard">+-------------+</text:p>
      <text:p text:style-name="Standard">| min(deptno) |</text:p>
      <text:p text:style-name="Standard">+-------------+</text:p>
      <text:p text:style-name="Standard">| <text:s text:c="9"/>10 |</text:p>
      <text:p text:style-name="Standard">+-------------+</text:p>
      <text:p text:style-name="Standard">1 row in set (0.000 sec)</text:p>
      <text:p text:style-name="Standard"/>
      <text:p text:style-name="Standard">MariaDB [Employee_Database]&gt; select min(sal) as lowest salary from emp;</text:p>
      <text:p text:style-name="Standard"><text:soft-page-break/>ERROR 1064 (42000): You have an error in your SQL syntax; check the manual that corresponds to your MariaDB server version for the right syntax to use near 'salary from emp' at line 1</text:p>
      <text:p text:style-name="Standard">MariaDB [Employee_Database]&gt; select min(sal) as lowestSalary from emp;</text:p>
      <text:p text:style-name="Standard">+--------------+</text:p>
      <text:p text:style-name="Standard">| lowestSalary |</text:p>
      <text:p text:style-name="Standard">+--------------+</text:p>
      <text:p text:style-name="Standard">| <text:s text:c="6"/>800.00 |</text:p>
      <text:p text:style-name="Standard">+--------------+</text:p>
      <text:p text:style-name="Standard">1 row in set (0.001 sec)</text:p>
      <text:p text:style-name="Standard"/>
      <text:p text:style-name="Standard">MariaDB [Employee_Database]&gt; select * from dept;</text:p>
      <text:p text:style-name="Standard">+--------+------------+----------+-------+</text:p>
      <text:p text:style-name="Standard">| deptno | dname <text:s text:c="5"/>| loc <text:s text:c="5"/>| empno |</text:p>
      <text:p text:style-name="Standard">+--------+------------+----------+-------+</text:p>
      <text:p text:style-name="Standard">| <text:s text:c="4"/>10 | ACCOUNTING | NEW YORK | <text:s/>7369 |</text:p>
      <text:p text:style-name="Standard">| <text:s text:c="4"/>20 | RESEARCH <text:s text:c="2"/>| DALLAS <text:s text:c="2"/>| <text:s/>7934 |</text:p>
      <text:p text:style-name="Standard">| <text:s text:c="4"/>30 | SALES <text:s text:c="5"/>| CHICAGO <text:s/>| <text:s/>7900 |</text:p>
      <text:p text:style-name="Standard">| <text:s text:c="4"/>40 | OPERATIONS | BOSTON <text:s text:c="2"/>| <text:s/>7902 |</text:p>
      <text:p text:style-name="Standard">| <text:s text:c="4"/>50 | DEVELOPER <text:s/>| JAIPUR <text:s text:c="2"/>| <text:s/>7566 |</text:p>
      <text:p text:style-name="Standard">+--------+------------+----------+-------+</text:p>
      <text:p text:style-name="Standard">5 rows in set (0.001 sec)</text:p>
      <text:p text:style-name="Standard"/>
      <text:p text:style-name="Standard">MariaDB [Employee_Database]&gt; alter table dept drop column empno;</text:p>
      <text:p text:style-name="Standard">Query OK, 0 rows affected (0.124 sec)</text:p>
      <text:p text:style-name="Standard">Records: 0 <text:s/>Duplicates: 0 <text:s/>Warnings: 0</text:p>
      <text:p text:style-name="Standard"/>
      <text:p text:style-name="Standard">MariaDB [Employee_Database]&gt; select * from dept;</text:p>
      <text:p text:style-name="Standard">+--------+------------+----------+</text:p>
      <text:p text:style-name="Standard">| deptno | dname <text:s text:c="5"/>| loc <text:s text:c="5"/>|</text:p>
      <text:p text:style-name="Standard">+--------+------------+----------+</text:p>
      <text:p text:style-name="Standard">| <text:s text:c="4"/>10 | ACCOUNTING | NEW YORK |</text:p>
      <text:p text:style-name="Standard">| <text:s text:c="4"/>20 | RESEARCH <text:s text:c="2"/>| DALLAS <text:s text:c="2"/>|</text:p>
      <text:p text:style-name="Standard">| <text:s text:c="4"/>30 | SALES <text:s text:c="5"/>| CHICAGO <text:s/>|</text:p>
      <text:p text:style-name="Standard">| <text:s text:c="4"/>40 | OPERATIONS | BOSTON <text:s text:c="2"/>|</text:p>
      <text:p text:style-name="Standard">| <text:s text:c="4"/>50 | DEVELOPER <text:s/>| JAIPUR <text:s text:c="2"/>|</text:p>
      <text:p text:style-name="Standard">+--------+------------+----------+</text:p>
      <text:p text:style-name="Standard">5 rows in set (0.001 sec)</text:p>
      <text:p text:style-name="Standard"/>
      <text:p text:style-name="Standard">MariaDB [Employee_Database]&gt; alter table dept add emp_no bigint;</text:p>
      <text:p text:style-name="Standard">Query OK, 0 rows affected (0.127 sec)</text:p>
      <text:p text:style-name="Standard">Records: 0 <text:s/>Duplicates: 0 <text:s/>Warnings: 0</text:p>
      <text:p text:style-name="Standard"/>
      <text:p text:style-name="Standard">MariaDB [Employee_Database]&gt; select * from dept;</text:p>
      <text:p text:style-name="Standard">+--------+------------+----------+--------+</text:p>
      <text:p text:style-name="Standard">| deptno | dname <text:s text:c="5"/>| loc <text:s text:c="5"/>| emp_no |</text:p>
      <text:p text:style-name="Standard">+--------+------------+----------+--------+</text:p>
      <text:p text:style-name="Standard">| <text:s text:c="4"/>10 | ACCOUNTING | NEW YORK | <text:s text:c="2"/>NULL |</text:p>
      <text:p text:style-name="Standard">| <text:s text:c="4"/>20 | RESEARCH <text:s text:c="2"/>| DALLAS <text:s text:c="2"/>| <text:s text:c="2"/>NULL |</text:p>
      <text:p text:style-name="Standard">| <text:s text:c="4"/>30 | SALES <text:s text:c="5"/>| CHICAGO <text:s/>| <text:s text:c="2"/>NULL |</text:p>
      <text:p text:style-name="Standard">| <text:s text:c="4"/>40 | OPERATIONS | BOSTON <text:s text:c="2"/>| <text:s text:c="2"/>NULL |</text:p>
      <text:p text:style-name="Standard">| <text:s text:c="4"/>50 | DEVELOPER <text:s/>| JAIPUR <text:s text:c="2"/>| <text:s text:c="2"/>NULL |</text:p>
      <text:p text:style-name="Standard">+--------+------------+----------+--------+</text:p>
      <text:p text:style-name="Standard"><text:soft-page-break/>5 rows in set (0.001 sec)</text:p>
      <text:p text:style-name="Standard"/>
      <text:p text:style-name="Standard">MariaDB [Employee_Database]&gt; alter table dept modify loc varchar(100);</text:p>
      <text:p text:style-name="Standard">Query OK, 0 rows affected (0.100 sec)</text:p>
      <text:p text:style-name="Standard">Records: 0 <text:s/>Duplicates: 0 <text:s/>Warnings: 0</text:p>
      <text:p text:style-name="Standard"/>
      <text:p text:style-name="Standard">MariaDB [Employee_Database]&gt; select * from dept;</text:p>
      <text:p text:style-name="Standard">+--------+------------+----------+--------+</text:p>
      <text:p text:style-name="Standard">| deptno | dname <text:s text:c="5"/>| loc <text:s text:c="5"/>| emp_no |</text:p>
      <text:p text:style-name="Standard">+--------+------------+----------+--------+</text:p>
      <text:p text:style-name="Standard">| <text:s text:c="4"/>10 | ACCOUNTING | NEW YORK | <text:s text:c="2"/>NULL |</text:p>
      <text:p text:style-name="Standard">| <text:s text:c="4"/>20 | RESEARCH <text:s text:c="2"/>| DALLAS <text:s text:c="2"/>| <text:s text:c="2"/>NULL |</text:p>
      <text:p text:style-name="Standard">| <text:s text:c="4"/>30 | SALES <text:s text:c="5"/>| CHICAGO <text:s/>| <text:s text:c="2"/>NULL |</text:p>
      <text:p text:style-name="Standard">| <text:s text:c="4"/>40 | OPERATIONS | BOSTON <text:s text:c="2"/>| <text:s text:c="2"/>NULL |</text:p>
      <text:p text:style-name="Standard">| <text:s text:c="4"/>50 | DEVELOPER <text:s/>| JAIPUR <text:s text:c="2"/>| <text:s text:c="2"/>NULL |</text:p>
      <text:p text:style-name="Standard">+--------+------------+----------+--------+</text:p>
      <text:p text:style-name="Standard">5 rows in set (0.000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update dept set emp_no = 5 where deptno = 10;</text:p>
      <text:p text:style-name="Standard">Query OK, 1 row affected (0.061 sec)</text:p>
      <text:p text:style-name="Standard">Rows matched: 1 <text:s/>Changed: 1 <text:s/>Warnings: 0</text:p>
      <text:p text:style-name="Standard"/>
      <text:p text:style-name="Standard">MariaDB [Employee_Database]&gt; select * from dept;</text:p>
      <text:p text:style-name="Standard">+--------+------------+----------+--------+</text:p>
      <text:p text:style-name="Standard">| deptno | dname <text:s text:c="5"/>| loc <text:s text:c="5"/>| emp_no |</text:p>
      <text:p text:style-name="Standard">+--------+------------+----------+--------+</text:p>
      <text:p text:style-name="Standard">| <text:s text:c="4"/>10 | ACCOUNTING | NEW YORK | <text:s text:c="5"/>5 |</text:p>
      <text:p text:style-name="Standard">| <text:s text:c="4"/>20 | RESEARCH <text:s text:c="2"/>| DALLAS <text:s text:c="2"/>| <text:s text:c="2"/>NULL |</text:p>
      <text:p text:style-name="Standard">| <text:s text:c="4"/>30 | SALES <text:s text:c="5"/>| CHICAGO <text:s/>| <text:s text:c="2"/>NULL |</text:p>
      <text:p text:style-name="Standard">| <text:s text:c="4"/>40 | OPERATIONS | BOSTON <text:s text:c="2"/>| <text:s text:c="2"/>NULL |</text:p>
      <text:p text:style-name="Standard">| <text:s text:c="4"/>50 | DEVELOPER <text:s/>| JAIPUR <text:s text:c="2"/>| <text:s text:c="2"/>NULL |</text:p>
      <text:p text:style-name="Standard"><text:soft-page-break/>+--------+------------+----------+--------+</text:p>
      <text:p text:style-name="Standard">5 rows in set (0.001 sec)</text:p>
      <text:p text:style-name="Standard"/>
      <text:p text:style-name="Standard">MariaDB [Employee_Database]&gt; update dept set emp_no = 3 where deptno = 20;</text:p>
      <text:p text:style-name="Standard">Query OK, 1 row affected (0.056 sec)</text:p>
      <text:p text:style-name="Standard">Rows matched: 1 <text:s/>Changed: 1 <text:s/>Warnings: 0</text:p>
      <text:p text:style-name="Standard"/>
      <text:p text:style-name="Standard">MariaDB [Employee_Database]&gt; update dept set emp_no = 6 where deptno = 30;</text:p>
      <text:p text:style-name="Standard">Query OK, 1 row affected (0.080 sec)</text:p>
      <text:p text:style-name="Standard">Rows matched: 1 <text:s/>Changed: 1 <text:s/>Warnings: 0</text:p>
      <text:p text:style-name="Standard"/>
      <text:p text:style-name="Standard">MariaDB [Employee_Database]&gt; update dept set emp_no = 2 where deptno = 40;</text:p>
      <text:p text:style-name="Standard">Query OK, 1 row affected (0.081 sec)</text:p>
      <text:p text:style-name="Standard">Rows matched: 1 <text:s/>Changed: 1 <text:s/>Warnings: 0</text:p>
      <text:p text:style-name="Standard"/>
      <text:p text:style-name="Standard">MariaDB [Employee_Database]&gt; update dept set emp_no = 1 where deptno = 50;</text:p>
      <text:p text:style-name="Standard">Query OK, 1 row affected (0.066 sec)</text:p>
      <text:p text:style-name="Standard">Rows matched: 1 <text:s/>Changed: 1 <text:s/>Warnings: 0</text:p>
      <text:p text:style-name="Standard"/>
      <text:p text:style-name="Standard">MariaDB [Employee_Database]&gt; select * from dept;</text:p>
      <text:p text:style-name="Standard">+--------+------------+----------+--------+</text:p>
      <text:p text:style-name="Standard">| deptno | dname <text:s text:c="5"/>| loc <text:s text:c="5"/>| emp_no |</text:p>
      <text:p text:style-name="Standard">+--------+------------+----------+--------+</text:p>
      <text:p text:style-name="Standard">| <text:s text:c="4"/>10 | ACCOUNTING | NEW YORK | <text:s text:c="5"/>5 |</text:p>
      <text:p text:style-name="Standard">| <text:s text:c="4"/>20 | RESEARCH <text:s text:c="2"/>| DALLAS <text:s text:c="2"/>| <text:s text:c="5"/>3 |</text:p>
      <text:p text:style-name="Standard">| <text:s text:c="4"/>30 | SALES <text:s text:c="5"/>| CHICAGO <text:s/>| <text:s text:c="5"/>6 |</text:p>
      <text:p text:style-name="Standard">| <text:s text:c="4"/>40 | OPERATIONS | BOSTON <text:s text:c="2"/>| <text:s text:c="5"/>2 |</text:p>
      <text:p text:style-name="Standard">| <text:s text:c="4"/>50 | DEVELOPER <text:s/>| JAIPUR <text:s text:c="2"/>| <text:s text:c="5"/>1 |</text:p>
      <text:p text:style-name="Standard">+--------+------------+----------+--------+</text:p>
      <text:p text:style-name="Standard">5 rows in set (0.000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<text:soft-page-break/>MariaDB [Employee_Database]&gt; select * from emp where jon not in('clerk');</text:p>
      <text:p text:style-name="Standard">ERROR 1054 (42S22): Unknown column 'jon' in 'where clause'</text:p>
      <text:p text:style-name="Standard">MariaDB [Employee_Database]&gt; select * from emp where job not in('clerk')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0 rows in set (0.001 sec)</text:p>
      <text:p text:style-name="Standard"/>
      <text:p text:style-name="Standard">MariaDB [Employee_Database]&gt; select * from emp where job not in('clerk', 'manager')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654 | MARTIN | SALESMAN <text:s/>| 7698 | 1981-09-28 | 1250.00 | 1400.00 | <text:s text:c="4"/>3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7 rows in set (0.001 sec)</text:p>
      <text:p text:style-name="Standard"/>
      <text:p text:style-name="Standard">MariaDB [Employee_Database]&gt; select sum(sal) from emp;</text:p>
      <text:p text:style-name="Standard">+----------+</text:p>
      <text:p text:style-name="Standard">| sum(sal) |</text:p>
      <text:p text:style-name="Standard">+----------+</text:p>
      <text:p text:style-name="Standard">| 27525.00 |</text:p>
      <text:p text:style-name="Standard">+----------+</text:p>
      <text:p text:style-name="Standard">1 row in set (0.001 sec)</text:p>
      <text:p text:style-name="Standard"/>
      <text:p text:style-name="Standard">MariaDB [Employee_Database]&gt; select sum(sal) as totalSum from emp;</text:p>
      <text:p text:style-name="Standard">+----------+</text:p>
      <text:p text:style-name="Standard">| totalSum |</text:p>
      <text:p text:style-name="Standard">+----------+</text:p>
      <text:p text:style-name="Standard">| 27525.00 |</text:p>
      <text:p text:style-name="Standard">+----------+</text:p>
      <text:p text:style-name="Standard">1 row in set (0.001 sec)</text:p>
      <text:p text:style-name="Standard"/>
      <text:p text:style-name="Standard">MariaDB [Employee_Database]&gt; select avg(deptno) as totalAvg from emp;</text:p>
      <text:p text:style-name="Standard">+----------+</text:p>
      <text:p text:style-name="Standard">| totalAvg |</text:p>
      <text:p text:style-name="Standard"><text:soft-page-break/>+----------+</text:p>
      <text:p text:style-name="Standard">| <text:s/>24.2857 |</text:p>
      <text:p text:style-name="Standard">+----------+</text:p>
      <text:p text:style-name="Standard">1 row in set (0.001 sec)</text:p>
      <text:p text:style-name="Standard"/>
      <text:p text:style-name="Standard">MariaDB [Employee_Database]&gt; select avg(distinct deptno) as totalAvg from emp;</text:p>
      <text:p text:style-name="Standard">+----------+</text:p>
      <text:p text:style-name="Standard">| totalAvg |</text:p>
      <text:p text:style-name="Standard">+----------+</text:p>
      <text:p text:style-name="Standard">| <text:s/>27.5000 |</text:p>
      <text:p text:style-name="Standard">+----------+</text:p>
      <text:p text:style-name="Standard">1 row in set (0.001 sec)</text:p>
      <text:p text:style-name="Standard"/>
      <text:p text:style-name="Standard">MariaDB [Employee_Database]&gt; select count(deptno), job from emp group by job having count(deptno) &gt; 20;</text:p>
      <text:p text:style-name="Standard">Empty set (0.000 sec)</text:p>
      <text:p text:style-name="Standard"/>
      <text:p text:style-name="Standard">MariaDB [Employee_Database]&gt; select count(deptno), job from emp group by job having count(deptno) &gt; 10;</text:p>
      <text:p text:style-name="Standard">Empty set (0.001 sec)</text:p>
      <text:p text:style-name="Standard"/>
      <text:p text:style-name="Standard">MariaDB [Employee_Database]&gt; select count(deptno), job from emp group by job having count(deptno) &gt; 5;</text:p>
      <text:p text:style-name="Standard">Empty set (0.001 sec)</text:p>
      <text:p text:style-name="Standard"/>
      <text:p text:style-name="Standard">MariaDB [Employee_Database]&gt; select count(deptno), job from emp group by job having count(deptno) &gt; 50;</text:p>
      <text:p text:style-name="Standard">Empty set (0.001 sec)</text:p>
      <text:p text:style-name="Standard"/>
      <text:p text:style-name="Standard">MariaDB [Employee_Database]&gt; select count(deptno), job from emp group by job having count(deptno) &gt; 0;</text:p>
      <text:p text:style-name="Standard">+---------------+-----------+</text:p>
      <text:p text:style-name="Standard">| count(deptno) | job <text:s text:c="6"/>|</text:p>
      <text:p text:style-name="Standard">+---------------+-----------+</text:p>
      <text:p text:style-name="Standard">| <text:s text:c="12"/>1 | ANALYST <text:s text:c="2"/>|</text:p>
      <text:p text:style-name="Standard">| <text:s text:c="12"/>4 | CLERK <text:s text:c="4"/>|</text:p>
      <text:p text:style-name="Standard">| <text:s text:c="12"/>1 | DEVELOPER |</text:p>
      <text:p text:style-name="Standard">| <text:s text:c="12"/>3 | MANAGER <text:s text:c="2"/>|</text:p>
      <text:p text:style-name="Standard">| <text:s text:c="12"/>1 | PRESIDENT |</text:p>
      <text:p text:style-name="Standard">| <text:s text:c="12"/>4 | SALESMAN <text:s/>|</text:p>
      <text:p text:style-name="Standard">+---------------+-----------+</text:p>
      <text:p text:style-name="Standard">6 rows in set (0.001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<text:soft-page-break/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select * from dept;</text:p>
      <text:p text:style-name="Standard">+--------+------------+----------+--------+</text:p>
      <text:p text:style-name="Standard">| deptno | dname <text:s text:c="5"/>| loc <text:s text:c="5"/>| emp_no |</text:p>
      <text:p text:style-name="Standard">+--------+------------+----------+--------+</text:p>
      <text:p text:style-name="Standard">| <text:s text:c="4"/>10 | ACCOUNTING | NEW YORK | <text:s text:c="5"/>5 |</text:p>
      <text:p text:style-name="Standard">| <text:s text:c="4"/>20 | RESEARCH <text:s text:c="2"/>| DALLAS <text:s text:c="2"/>| <text:s text:c="5"/>3 |</text:p>
      <text:p text:style-name="Standard">| <text:s text:c="4"/>30 | SALES <text:s text:c="5"/>| CHICAGO <text:s/>| <text:s text:c="5"/>6 |</text:p>
      <text:p text:style-name="Standard">| <text:s text:c="4"/>40 | OPERATIONS | BOSTON <text:s text:c="2"/>| <text:s text:c="5"/>2 |</text:p>
      <text:p text:style-name="Standard">| <text:s text:c="4"/>50 | DEVELOPER <text:s/>| JAIPUR <text:s text:c="2"/>| <text:s text:c="5"/>1 |</text:p>
      <text:p text:style-name="Standard">+--------+------------+----------+--------+</text:p>
      <text:p text:style-name="Standard">5 rows in set (0.001 sec)</text:p>
      <text:p text:style-name="Standard"/>
      <text:p text:style-name="Standard">MariaDB [Employee_Database]&gt; select dept.dname, dept.emp_no, emp.ename, emp.job, emp.sal from dept inner join emp on dept.deptno = emp.deptno;</text:p>
      <text:p text:style-name="Standard">+------------+--------+--------+-----------+---------+</text:p>
      <text:p text:style-name="Standard">| dname <text:s text:c="5"/>| emp_no | ename <text:s/>| job <text:s text:c="6"/>| sal <text:s text:c="4"/>|</text:p>
      <text:p text:style-name="Standard">+------------+--------+--------+-----------+---------+</text:p>
      <text:p text:style-name="Standard">| RESEARCH <text:s text:c="2"/>| <text:s text:c="5"/>3 | SMITH <text:s/>| CLERK <text:s text:c="4"/>| <text:s/>800.00 |</text:p>
      <text:p text:style-name="Standard">| SALES <text:s text:c="5"/>| <text:s text:c="5"/>6 | ALLEN <text:s/>| SALESMAN <text:s/>| 1600.00 |</text:p>
      <text:p text:style-name="Standard">| SALES <text:s text:c="5"/>| <text:s text:c="5"/>6 | WARD <text:s text:c="2"/>| SALESMAN <text:s/>| 1250.00 |</text:p>
      <text:p text:style-name="Standard">| RESEARCH <text:s text:c="2"/>| <text:s text:c="5"/>3 | JONES <text:s/>| MANAGER <text:s text:c="2"/>| 2975.00 |</text:p>
      <text:p text:style-name="Standard">| SALES <text:s text:c="5"/>| <text:s text:c="5"/>6 | MARTIN | SALESMAN <text:s/>| 1250.00 |</text:p>
      <text:p text:style-name="Standard">| SALES <text:s text:c="5"/>| <text:s text:c="5"/>6 | BLAKE <text:s/>| MANAGER <text:s text:c="2"/>| 2850.00 |</text:p>
      <text:p text:style-name="Standard">| ACCOUNTING | <text:s text:c="5"/>5 | CLARK <text:s/>| MANAGER <text:s text:c="2"/>| 2450.00 |</text:p>
      <text:p text:style-name="Standard">| RESEARCH <text:s text:c="2"/>| <text:s text:c="5"/>3 | SCOTT <text:s/>| ANALYST <text:s text:c="2"/>| 3000.00 |</text:p>
      <text:p text:style-name="Standard">| ACCOUNTING | <text:s text:c="5"/>5 | KING <text:s text:c="2"/>| PRESIDENT | 5000.00 |</text:p>
      <text:p text:style-name="Standard">| SALES <text:s text:c="5"/>| <text:s text:c="5"/>6 | TURNER | SALESMAN <text:s/>| 1500.00 |</text:p>
      <text:p text:style-name="Standard">| RESEARCH <text:s text:c="2"/>| <text:s text:c="5"/>3 | ADAMS <text:s/>| CLERK <text:s text:c="4"/>| 1100.00 |</text:p>
      <text:p text:style-name="Standard">| SALES <text:s text:c="5"/>| <text:s text:c="5"/>6 | JAMES <text:s/>| CLERK <text:s text:c="4"/>| <text:s/>950.00 |</text:p>
      <text:p text:style-name="Standard">| ACCOUNTING | <text:s text:c="5"/>5 | MILLER | CLERK <text:s text:c="4"/>| 1300.00 |</text:p>
      <text:p text:style-name="Standard">| DEVELOPER <text:s/>| <text:s text:c="5"/>1 | LOKESH | DEVELOPER | 1500.00 |</text:p>
      <text:p text:style-name="Standard">+------------+--------+--------+-----------+---------+</text:p>
      <text:p text:style-name="Standard">14 rows in set (0.001 sec)</text:p>
      <text:p text:style-name="Standard"/>
      <text:p text:style-name="Standard">MariaDB [Employee_Database]&gt; select dept.dname, dept.emp_no, emp.ename, emp.job, emp.sal from dept inner join emp on dept.deptno = emp.comm;</text:p>
      <text:p text:style-name="Standard">Empty set (0.001 sec)</text:p>
      <text:p text:style-name="Standard"/>
      <text:p text:style-name="Standard">MariaDB [Employee_Database]&gt; select dept.dname, dept.emp_no, emp.ename, emp.job, emp.sal from dept left join emp on dept.deptno = emp.comm;</text:p>
      <text:p text:style-name="Standard"><text:soft-page-break/>+------------+--------+-------+------+------+</text:p>
      <text:p text:style-name="Standard">| dname <text:s text:c="5"/>| emp_no | ename | job <text:s/>| sal <text:s/>|</text:p>
      <text:p text:style-name="Standard">+------------+--------+-------+------+------+</text:p>
      <text:p text:style-name="Standard">| ACCOUNTING | <text:s text:c="5"/>5 | NULL <text:s/>| NULL | NULL |</text:p>
      <text:p text:style-name="Standard">| RESEARCH <text:s text:c="2"/>| <text:s text:c="5"/>3 | NULL <text:s/>| NULL | NULL |</text:p>
      <text:p text:style-name="Standard">| SALES <text:s text:c="5"/>| <text:s text:c="5"/>6 | NULL <text:s/>| NULL | NULL |</text:p>
      <text:p text:style-name="Standard">| OPERATIONS | <text:s text:c="5"/>2 | NULL <text:s/>| NULL | NULL |</text:p>
      <text:p text:style-name="Standard">| DEVELOPER <text:s/>| <text:s text:c="5"/>1 | NULL <text:s/>| NULL | NULL |</text:p>
      <text:p text:style-name="Standard">+------------+--------+-------+------+------+</text:p>
      <text:p text:style-name="Standard">5 rows in set (0.000 sec)</text:p>
      <text:p text:style-name="Standard"/>
      <text:p text:style-name="Standard">MariaDB [Employee_Database]&gt; select dept.dname, dept.emp_no, emp.ename, emp.job, emp.sal from dept left join emp on dept.deptno = emp.deptno;</text:p>
      <text:p text:style-name="Standard">+------------+--------+--------+-----------+---------+</text:p>
      <text:p text:style-name="Standard">| dname <text:s text:c="5"/>| emp_no | ename <text:s/>| job <text:s text:c="6"/>| sal <text:s text:c="4"/>|</text:p>
      <text:p text:style-name="Standard">+------------+--------+--------+-----------+---------+</text:p>
      <text:p text:style-name="Standard">| RESEARCH <text:s text:c="2"/>| <text:s text:c="5"/>3 | SMITH <text:s/>| CLERK <text:s text:c="4"/>| <text:s/>800.00 |</text:p>
      <text:p text:style-name="Standard">| SALES <text:s text:c="5"/>| <text:s text:c="5"/>6 | ALLEN <text:s/>| SALESMAN <text:s/>| 1600.00 |</text:p>
      <text:p text:style-name="Standard">| SALES <text:s text:c="5"/>| <text:s text:c="5"/>6 | WARD <text:s text:c="2"/>| SALESMAN <text:s/>| 1250.00 |</text:p>
      <text:p text:style-name="Standard">| RESEARCH <text:s text:c="2"/>| <text:s text:c="5"/>3 | JONES <text:s/>| MANAGER <text:s text:c="2"/>| 2975.00 |</text:p>
      <text:p text:style-name="Standard">| SALES <text:s text:c="5"/>| <text:s text:c="5"/>6 | MARTIN | SALESMAN <text:s/>| 1250.00 |</text:p>
      <text:p text:style-name="Standard">| SALES <text:s text:c="5"/>| <text:s text:c="5"/>6 | BLAKE <text:s/>| MANAGER <text:s text:c="2"/>| 2850.00 |</text:p>
      <text:p text:style-name="Standard">| ACCOUNTING | <text:s text:c="5"/>5 | CLARK <text:s/>| MANAGER <text:s text:c="2"/>| 2450.00 |</text:p>
      <text:p text:style-name="Standard">| RESEARCH <text:s text:c="2"/>| <text:s text:c="5"/>3 | SCOTT <text:s/>| ANALYST <text:s text:c="2"/>| 3000.00 |</text:p>
      <text:p text:style-name="Standard">| ACCOUNTING | <text:s text:c="5"/>5 | KING <text:s text:c="2"/>| PRESIDENT | 5000.00 |</text:p>
      <text:p text:style-name="Standard">| SALES <text:s text:c="5"/>| <text:s text:c="5"/>6 | TURNER | SALESMAN <text:s/>| 1500.00 |</text:p>
      <text:p text:style-name="Standard">| RESEARCH <text:s text:c="2"/>| <text:s text:c="5"/>3 | ADAMS <text:s/>| CLERK <text:s text:c="4"/>| 1100.00 |</text:p>
      <text:p text:style-name="Standard">| SALES <text:s text:c="5"/>| <text:s text:c="5"/>6 | JAMES <text:s/>| CLERK <text:s text:c="4"/>| <text:s/>950.00 |</text:p>
      <text:p text:style-name="Standard">| ACCOUNTING | <text:s text:c="5"/>5 | MILLER | CLERK <text:s text:c="4"/>| 1300.00 |</text:p>
      <text:p text:style-name="Standard">| DEVELOPER <text:s/>| <text:s text:c="5"/>1 | LOKESH | DEVELOPER | 1500.00 |</text:p>
      <text:p text:style-name="Standard">| OPERATIONS | <text:s text:c="5"/>2 | NULL <text:s text:c="2"/>| NULL <text:s text:c="5"/>| <text:s text:c="3"/>NULL |</text:p>
      <text:p text:style-name="Standard">+------------+--------+--------+-----------+---------+</text:p>
      <text:p text:style-name="Standard">15 rows in set (0.001 sec)</text:p>
      <text:p text:style-name="Standard"/>
      <text:p text:style-name="Standard">MariaDB [Employee_Database]&gt; select dept.dname, dept.emp_no, emp.ename, emp.job, emp.sal from dept right join emp on dept.deptno = emp.deptno;</text:p>
      <text:p text:style-name="Standard">+------------+--------+--------+-----------+---------+</text:p>
      <text:p text:style-name="Standard">| dname <text:s text:c="5"/>| emp_no | ename <text:s/>| job <text:s text:c="6"/>| sal <text:s text:c="4"/>|</text:p>
      <text:p text:style-name="Standard">+------------+--------+--------+-----------+---------+</text:p>
      <text:p text:style-name="Standard">| ACCOUNTING | <text:s text:c="5"/>5 | CLARK <text:s/>| MANAGER <text:s text:c="2"/>| 2450.00 |</text:p>
      <text:p text:style-name="Standard">| ACCOUNTING | <text:s text:c="5"/>5 | KING <text:s text:c="2"/>| PRESIDENT | 5000.00 |</text:p>
      <text:p text:style-name="Standard">| ACCOUNTING | <text:s text:c="5"/>5 | MILLER | CLERK <text:s text:c="4"/>| 1300.00 |</text:p>
      <text:p text:style-name="Standard">| RESEARCH <text:s text:c="2"/>| <text:s text:c="5"/>3 | SMITH <text:s/>| CLERK <text:s text:c="4"/>| <text:s/>800.00 |</text:p>
      <text:p text:style-name="Standard">| RESEARCH <text:s text:c="2"/>| <text:s text:c="5"/>3 | JONES <text:s/>| MANAGER <text:s text:c="2"/>| 2975.00 |</text:p>
      <text:p text:style-name="Standard">| RESEARCH <text:s text:c="2"/>| <text:s text:c="5"/>3 | SCOTT <text:s/>| ANALYST <text:s text:c="2"/>| 3000.00 |</text:p>
      <text:p text:style-name="Standard">| RESEARCH <text:s text:c="2"/>| <text:s text:c="5"/>3 | ADAMS <text:s/>| CLERK <text:s text:c="4"/>| 1100.00 |</text:p>
      <text:p text:style-name="Standard">| SALES <text:s text:c="5"/>| <text:s text:c="5"/>6 | ALLEN <text:s/>| SALESMAN <text:s/>| 1600.00 |</text:p>
      <text:p text:style-name="Standard">| SALES <text:s text:c="5"/>| <text:s text:c="5"/>6 | WARD <text:s text:c="2"/>| SALESMAN <text:s/>| 1250.00 |</text:p>
      <text:p text:style-name="Standard">| SALES <text:s text:c="5"/>| <text:s text:c="5"/>6 | MARTIN | SALESMAN <text:s/>| 1250.00 |</text:p>
      <text:p text:style-name="Standard">| SALES <text:s text:c="5"/>| <text:s text:c="5"/>6 | BLAKE <text:s/>| MANAGER <text:s text:c="2"/>| 2850.00 |</text:p>
      <text:p text:style-name="Standard">| SALES <text:s text:c="5"/>| <text:s text:c="5"/>6 | TURNER | SALESMAN <text:s/>| 1500.00 |</text:p>
      <text:p text:style-name="Standard">| SALES <text:s text:c="5"/>| <text:s text:c="5"/>6 | JAMES <text:s/>| CLERK <text:s text:c="4"/>| <text:s/>950.00 |</text:p>
      <text:p text:style-name="Standard"><text:soft-page-break/>| DEVELOPER <text:s/>| <text:s text:c="5"/>1 | LOKESH | DEVELOPER | 1500.00 |</text:p>
      <text:p text:style-name="Standard">+------------+--------+--------+-----------+---------+</text:p>
      <text:p text:style-name="Standard">14 rows in set (0.001 sec)</text:p>
      <text:p text:style-name="Standard"/>
      <text:p text:style-name="Standard">MariaDB [Employee_Database]&gt; select dept.dname, dept.emp_no, emp.ename, emp.job, emp.sal from dept right join emp on dept.deptno = emp.comm;</text:p>
      <text:p text:style-name="Standard">+-------+--------+--------+-----------+---------+</text:p>
      <text:p text:style-name="Standard">| dname | emp_no | ename <text:s/>| job <text:s text:c="6"/>| sal <text:s text:c="4"/>|</text:p>
      <text:p text:style-name="Standard">+-------+--------+--------+-----------+---------+</text:p>
      <text:p text:style-name="Standard">| NULL <text:s/>| <text:s text:c="2"/>NULL | SMITH <text:s/>| CLERK <text:s text:c="4"/>| <text:s/>800.00 |</text:p>
      <text:p text:style-name="Standard">| NULL <text:s/>| <text:s text:c="2"/>NULL | ALLEN <text:s/>| SALESMAN <text:s/>| 1600.00 |</text:p>
      <text:p text:style-name="Standard">| NULL <text:s/>| <text:s text:c="2"/>NULL | WARD <text:s text:c="2"/>| SALESMAN <text:s/>| 1250.00 |</text:p>
      <text:p text:style-name="Standard">| NULL <text:s/>| <text:s text:c="2"/>NULL | JONES <text:s/>| MANAGER <text:s text:c="2"/>| 2975.00 |</text:p>
      <text:p text:style-name="Standard">| NULL <text:s/>| <text:s text:c="2"/>NULL | MARTIN | SALESMAN <text:s/>| 1250.00 |</text:p>
      <text:p text:style-name="Standard">| NULL <text:s/>| <text:s text:c="2"/>NULL | BLAKE <text:s/>| MANAGER <text:s text:c="2"/>| 2850.00 |</text:p>
      <text:p text:style-name="Standard">| NULL <text:s/>| <text:s text:c="2"/>NULL | CLARK <text:s/>| MANAGER <text:s text:c="2"/>| 2450.00 |</text:p>
      <text:p text:style-name="Standard">| NULL <text:s/>| <text:s text:c="2"/>NULL | SCOTT <text:s/>| ANALYST <text:s text:c="2"/>| 3000.00 |</text:p>
      <text:p text:style-name="Standard">| NULL <text:s/>| <text:s text:c="2"/>NULL | KING <text:s text:c="2"/>| PRESIDENT | 5000.00 |</text:p>
      <text:p text:style-name="Standard">| NULL <text:s/>| <text:s text:c="2"/>NULL | TURNER | SALESMAN <text:s/>| 1500.00 |</text:p>
      <text:p text:style-name="Standard">| NULL <text:s/>| <text:s text:c="2"/>NULL | ADAMS <text:s/>| CLERK <text:s text:c="4"/>| 1100.00 |</text:p>
      <text:p text:style-name="Standard">| NULL <text:s/>| <text:s text:c="2"/>NULL | JAMES <text:s/>| CLERK <text:s text:c="4"/>| <text:s/>950.00 |</text:p>
      <text:p text:style-name="Standard">| NULL <text:s/>| <text:s text:c="2"/>NULL | MILLER | CLERK <text:s text:c="4"/>| 1300.00 |</text:p>
      <text:p text:style-name="Standard">| NULL <text:s/>| <text:s text:c="2"/>NULL | LOKESH | DEVELOPER | 1500.00 |</text:p>
      <text:p text:style-name="Standard">+-------+--------+--------+-----------+---------+</text:p>
      <text:p text:style-name="Standard">14 rows in set (0.001 sec)</text:p>
      <text:p text:style-name="Standard"/>
      <text:p text:style-name="Standard">MariaDB [Employee_Database]&gt; select dept.dname, dept.emp_no, emp.ename, emp.job, emp.sal from dept cross join emp;</text:p>
      <text:p text:style-name="Standard">+------------+--------+--------+-----------+---------+</text:p>
      <text:p text:style-name="Standard">| dname <text:s text:c="5"/>| emp_no | ename <text:s/>| job <text:s text:c="6"/>| sal <text:s text:c="4"/>|</text:p>
      <text:p text:style-name="Standard">+------------+--------+--------+-----------+---------+</text:p>
      <text:p text:style-name="Standard">| ACCOUNTING | <text:s text:c="5"/>5 | SMITH <text:s/>| CLERK <text:s text:c="4"/>| <text:s/>800.00 |</text:p>
      <text:p text:style-name="Standard">| RESEARCH <text:s text:c="2"/>| <text:s text:c="5"/>3 | SMITH <text:s/>| CLERK <text:s text:c="4"/>| <text:s/>800.00 |</text:p>
      <text:p text:style-name="Standard">| SALES <text:s text:c="5"/>| <text:s text:c="5"/>6 | SMITH <text:s/>| CLERK <text:s text:c="4"/>| <text:s/>800.00 |</text:p>
      <text:p text:style-name="Standard">| OPERATIONS | <text:s text:c="5"/>2 | SMITH <text:s/>| CLERK <text:s text:c="4"/>| <text:s/>800.00 |</text:p>
      <text:p text:style-name="Standard">| DEVELOPER <text:s/>| <text:s text:c="5"/>1 | SMITH <text:s/>| CLERK <text:s text:c="4"/>| <text:s/>800.00 |</text:p>
      <text:p text:style-name="Standard">| ACCOUNTING | <text:s text:c="5"/>5 | ALLEN <text:s/>| SALESMAN <text:s/>| 1600.00 |</text:p>
      <text:p text:style-name="Standard">| RESEARCH <text:s text:c="2"/>| <text:s text:c="5"/>3 | ALLEN <text:s/>| SALESMAN <text:s/>| 1600.00 |</text:p>
      <text:p text:style-name="Standard">| SALES <text:s text:c="5"/>| <text:s text:c="5"/>6 | ALLEN <text:s/>| SALESMAN <text:s/>| 1600.00 |</text:p>
      <text:p text:style-name="Standard">| OPERATIONS | <text:s text:c="5"/>2 | ALLEN <text:s/>| SALESMAN <text:s/>| 1600.00 |</text:p>
      <text:p text:style-name="Standard">| DEVELOPER <text:s/>| <text:s text:c="5"/>1 | ALLEN <text:s/>| SALESMAN <text:s/>| 1600.00 |</text:p>
      <text:p text:style-name="Standard">| ACCOUNTING | <text:s text:c="5"/>5 | WARD <text:s text:c="2"/>| SALESMAN <text:s/>| 1250.00 |</text:p>
      <text:p text:style-name="Standard">| RESEARCH <text:s text:c="2"/>| <text:s text:c="5"/>3 | WARD <text:s text:c="2"/>| SALESMAN <text:s/>| 1250.00 |</text:p>
      <text:p text:style-name="Standard">| SALES <text:s text:c="5"/>| <text:s text:c="5"/>6 | WARD <text:s text:c="2"/>| SALESMAN <text:s/>| 1250.00 |</text:p>
      <text:p text:style-name="Standard">| OPERATIONS | <text:s text:c="5"/>2 | WARD <text:s text:c="2"/>| SALESMAN <text:s/>| 1250.00 |</text:p>
      <text:p text:style-name="Standard">| DEVELOPER <text:s/>| <text:s text:c="5"/>1 | WARD <text:s text:c="2"/>| SALESMAN <text:s/>| 1250.00 |</text:p>
      <text:p text:style-name="Standard">| ACCOUNTING | <text:s text:c="5"/>5 | JONES <text:s/>| MANAGER <text:s text:c="2"/>| 2975.00 |</text:p>
      <text:p text:style-name="Standard">| RESEARCH <text:s text:c="2"/>| <text:s text:c="5"/>3 | JONES <text:s/>| MANAGER <text:s text:c="2"/>| 2975.00 |</text:p>
      <text:p text:style-name="Standard">| SALES <text:s text:c="5"/>| <text:s text:c="5"/>6 | JONES <text:s/>| MANAGER <text:s text:c="2"/>| 2975.00 |</text:p>
      <text:p text:style-name="Standard">| OPERATIONS | <text:s text:c="5"/>2 | JONES <text:s/>| MANAGER <text:s text:c="2"/>| 2975.00 |</text:p>
      <text:p text:style-name="Standard">| DEVELOPER <text:s/>| <text:s text:c="5"/>1 | JONES <text:s/>| MANAGER <text:s text:c="2"/>| 2975.00 |</text:p>
      <text:p text:style-name="Standard">| ACCOUNTING | <text:s text:c="5"/>5 | MARTIN | SALESMAN <text:s/>| 1250.00 |</text:p>
      <text:p text:style-name="Standard"><text:soft-page-break/>| RESEARCH <text:s text:c="2"/>| <text:s text:c="5"/>3 | MARTIN | SALESMAN <text:s/>| 1250.00 |</text:p>
      <text:p text:style-name="Standard">| SALES <text:s text:c="5"/>| <text:s text:c="5"/>6 | MARTIN | SALESMAN <text:s/>| 1250.00 |</text:p>
      <text:p text:style-name="Standard">| OPERATIONS | <text:s text:c="5"/>2 | MARTIN | SALESMAN <text:s/>| 1250.00 |</text:p>
      <text:p text:style-name="Standard">| DEVELOPER <text:s/>| <text:s text:c="5"/>1 | MARTIN | SALESMAN <text:s/>| 1250.00 |</text:p>
      <text:p text:style-name="Standard">| ACCOUNTING | <text:s text:c="5"/>5 | BLAKE <text:s/>| MANAGER <text:s text:c="2"/>| 2850.00 |</text:p>
      <text:p text:style-name="Standard">| RESEARCH <text:s text:c="2"/>| <text:s text:c="5"/>3 | BLAKE <text:s/>| MANAGER <text:s text:c="2"/>| 2850.00 |</text:p>
      <text:p text:style-name="Standard">| SALES <text:s text:c="5"/>| <text:s text:c="5"/>6 | BLAKE <text:s/>| MANAGER <text:s text:c="2"/>| 2850.00 |</text:p>
      <text:p text:style-name="Standard">| OPERATIONS | <text:s text:c="5"/>2 | BLAKE <text:s/>| MANAGER <text:s text:c="2"/>| 2850.00 |</text:p>
      <text:p text:style-name="Standard">| DEVELOPER <text:s/>| <text:s text:c="5"/>1 | BLAKE <text:s/>| MANAGER <text:s text:c="2"/>| 2850.00 |</text:p>
      <text:p text:style-name="Standard">| ACCOUNTING | <text:s text:c="5"/>5 | CLARK <text:s/>| MANAGER <text:s text:c="2"/>| 2450.00 |</text:p>
      <text:p text:style-name="Standard">| RESEARCH <text:s text:c="2"/>| <text:s text:c="5"/>3 | CLARK <text:s/>| MANAGER <text:s text:c="2"/>| 2450.00 |</text:p>
      <text:p text:style-name="Standard">| SALES <text:s text:c="5"/>| <text:s text:c="5"/>6 | CLARK <text:s/>| MANAGER <text:s text:c="2"/>| 2450.00 |</text:p>
      <text:p text:style-name="Standard">| OPERATIONS | <text:s text:c="5"/>2 | CLARK <text:s/>| MANAGER <text:s text:c="2"/>| 2450.00 |</text:p>
      <text:p text:style-name="Standard">| DEVELOPER <text:s/>| <text:s text:c="5"/>1 | CLARK <text:s/>| MANAGER <text:s text:c="2"/>| 2450.00 |</text:p>
      <text:p text:style-name="Standard">| ACCOUNTING | <text:s text:c="5"/>5 | SCOTT <text:s/>| ANALYST <text:s text:c="2"/>| 3000.00 |</text:p>
      <text:p text:style-name="Standard">| RESEARCH <text:s text:c="2"/>| <text:s text:c="5"/>3 | SCOTT <text:s/>| ANALYST <text:s text:c="2"/>| 3000.00 |</text:p>
      <text:p text:style-name="Standard">| SALES <text:s text:c="5"/>| <text:s text:c="5"/>6 | SCOTT <text:s/>| ANALYST <text:s text:c="2"/>| 3000.00 |</text:p>
      <text:p text:style-name="Standard">| OPERATIONS | <text:s text:c="5"/>2 | SCOTT <text:s/>| ANALYST <text:s text:c="2"/>| 3000.00 |</text:p>
      <text:p text:style-name="Standard">| DEVELOPER <text:s/>| <text:s text:c="5"/>1 | SCOTT <text:s/>| ANALYST <text:s text:c="2"/>| 3000.00 |</text:p>
      <text:p text:style-name="Standard">| ACCOUNTING | <text:s text:c="5"/>5 | KING <text:s text:c="2"/>| PRESIDENT | 5000.00 |</text:p>
      <text:p text:style-name="Standard">| RESEARCH <text:s text:c="2"/>| <text:s text:c="5"/>3 | KING <text:s text:c="2"/>| PRESIDENT | 5000.00 |</text:p>
      <text:p text:style-name="Standard">| SALES <text:s text:c="5"/>| <text:s text:c="5"/>6 | KING <text:s text:c="2"/>| PRESIDENT | 5000.00 |</text:p>
      <text:p text:style-name="Standard">| OPERATIONS | <text:s text:c="5"/>2 | KING <text:s text:c="2"/>| PRESIDENT | 5000.00 |</text:p>
      <text:p text:style-name="Standard">| DEVELOPER <text:s/>| <text:s text:c="5"/>1 | KING <text:s text:c="2"/>| PRESIDENT | 5000.00 |</text:p>
      <text:p text:style-name="Standard">| ACCOUNTING | <text:s text:c="5"/>5 | TURNER | SALESMAN <text:s/>| 1500.00 |</text:p>
      <text:p text:style-name="Standard">| RESEARCH <text:s text:c="2"/>| <text:s text:c="5"/>3 | TURNER | SALESMAN <text:s/>| 1500.00 |</text:p>
      <text:p text:style-name="Standard">| SALES <text:s text:c="5"/>| <text:s text:c="5"/>6 | TURNER | SALESMAN <text:s/>| 1500.00 |</text:p>
      <text:p text:style-name="Standard">| OPERATIONS | <text:s text:c="5"/>2 | TURNER | SALESMAN <text:s/>| 1500.00 |</text:p>
      <text:p text:style-name="Standard">| DEVELOPER <text:s/>| <text:s text:c="5"/>1 | TURNER | SALESMAN <text:s/>| 1500.00 |</text:p>
      <text:p text:style-name="Standard">| ACCOUNTING | <text:s text:c="5"/>5 | ADAMS <text:s/>| CLERK <text:s text:c="4"/>| 1100.00 |</text:p>
      <text:p text:style-name="Standard">| RESEARCH <text:s text:c="2"/>| <text:s text:c="5"/>3 | ADAMS <text:s/>| CLERK <text:s text:c="4"/>| 1100.00 |</text:p>
      <text:p text:style-name="Standard">| SALES <text:s text:c="5"/>| <text:s text:c="5"/>6 | ADAMS <text:s/>| CLERK <text:s text:c="4"/>| 1100.00 |</text:p>
      <text:p text:style-name="Standard">| OPERATIONS | <text:s text:c="5"/>2 | ADAMS <text:s/>| CLERK <text:s text:c="4"/>| 1100.00 |</text:p>
      <text:p text:style-name="Standard">| DEVELOPER <text:s/>| <text:s text:c="5"/>1 | ADAMS <text:s/>| CLERK <text:s text:c="4"/>| 1100.00 |</text:p>
      <text:p text:style-name="Standard">| ACCOUNTING | <text:s text:c="5"/>5 | JAMES <text:s/>| CLERK <text:s text:c="4"/>| <text:s/>950.00 |</text:p>
      <text:p text:style-name="Standard">| RESEARCH <text:s text:c="2"/>| <text:s text:c="5"/>3 | JAMES <text:s/>| CLERK <text:s text:c="4"/>| <text:s/>950.00 |</text:p>
      <text:p text:style-name="Standard">| SALES <text:s text:c="5"/>| <text:s text:c="5"/>6 | JAMES <text:s/>| CLERK <text:s text:c="4"/>| <text:s/>950.00 |</text:p>
      <text:p text:style-name="Standard">| OPERATIONS | <text:s text:c="5"/>2 | JAMES <text:s/>| CLERK <text:s text:c="4"/>| <text:s/>950.00 |</text:p>
      <text:p text:style-name="Standard">| DEVELOPER <text:s/>| <text:s text:c="5"/>1 | JAMES <text:s/>| CLERK <text:s text:c="4"/>| <text:s/>950.00 |</text:p>
      <text:p text:style-name="Standard">| ACCOUNTING | <text:s text:c="5"/>5 | MILLER | CLERK <text:s text:c="4"/>| 1300.00 |</text:p>
      <text:p text:style-name="Standard">| RESEARCH <text:s text:c="2"/>| <text:s text:c="5"/>3 | MILLER | CLERK <text:s text:c="4"/>| 1300.00 |</text:p>
      <text:p text:style-name="Standard">| SALES <text:s text:c="5"/>| <text:s text:c="5"/>6 | MILLER | CLERK <text:s text:c="4"/>| 1300.00 |</text:p>
      <text:p text:style-name="Standard">| OPERATIONS | <text:s text:c="5"/>2 | MILLER | CLERK <text:s text:c="4"/>| 1300.00 |</text:p>
      <text:p text:style-name="Standard">| DEVELOPER <text:s/>| <text:s text:c="5"/>1 | MILLER | CLERK <text:s text:c="4"/>| 1300.00 |</text:p>
      <text:p text:style-name="Standard">| ACCOUNTING | <text:s text:c="5"/>5 | LOKESH | DEVELOPER | 1500.00 |</text:p>
      <text:p text:style-name="Standard">| RESEARCH <text:s text:c="2"/>| <text:s text:c="5"/>3 | LOKESH | DEVELOPER | 1500.00 |</text:p>
      <text:p text:style-name="Standard">| SALES <text:s text:c="5"/>| <text:s text:c="5"/>6 | LOKESH | DEVELOPER | 1500.00 |</text:p>
      <text:p text:style-name="Standard">| OPERATIONS | <text:s text:c="5"/>2 | LOKESH | DEVELOPER | 1500.00 |</text:p>
      <text:p text:style-name="Standard">| DEVELOPER <text:s/>| <text:s text:c="5"/>1 | LOKESH | DEVELOPER | 1500.00 |</text:p>
      <text:p text:style-name="Standard">+------------+--------+--------+-----------+---------+</text:p>
      <text:p text:style-name="Standard">70 rows in set (0.001 sec)</text:p>
      <text:p text:style-name="Standard"/>
      <text:p text:style-name="Standard"><text:soft-page-break/>MariaDB [Employee_Database]&gt; select dept.dname, dept.emp_no, emp.ename, emp.job, emp.sal from dept cross join dept;</text:p>
      <text:p text:style-name="Standard">ERROR 1066 (42000): Not unique table/alias: 'dept'</text:p>
      <text:p text:style-name="Standard">MariaDB [Employee_Database]&gt; select * from dept;</text:p>
      <text:p text:style-name="Standard">+--------+------------+----------+--------+</text:p>
      <text:p text:style-name="Standard">| deptno | dname <text:s text:c="5"/>| loc <text:s text:c="5"/>| emp_no |</text:p>
      <text:p text:style-name="Standard">+--------+------------+----------+--------+</text:p>
      <text:p text:style-name="Standard">| <text:s text:c="4"/>10 | ACCOUNTING | NEW YORK | <text:s text:c="5"/>5 |</text:p>
      <text:p text:style-name="Standard">| <text:s text:c="4"/>20 | RESEARCH <text:s text:c="2"/>| DALLAS <text:s text:c="2"/>| <text:s text:c="5"/>3 |</text:p>
      <text:p text:style-name="Standard">| <text:s text:c="4"/>30 | SALES <text:s text:c="5"/>| CHICAGO <text:s/>| <text:s text:c="5"/>6 |</text:p>
      <text:p text:style-name="Standard">| <text:s text:c="4"/>40 | OPERATIONS | BOSTON <text:s text:c="2"/>| <text:s text:c="5"/>2 |</text:p>
      <text:p text:style-name="Standard">| <text:s text:c="4"/>50 | DEVELOPER <text:s/>| JAIPUR <text:s text:c="2"/>| <text:s text:c="5"/>1 |</text:p>
      <text:p text:style-name="Standard">+--------+------------+----------+--------+</text:p>
      <text:p text:style-name="Standard">5 rows in set (0.001 sec)</text:p>
      <text:p text:style-name="Standard"/>
      <text:p text:style-name="Standard">MariaDB [Employee_Database]&gt; select dept.deptno from dept union emp.deptno from emp group by job;</text:p>
      <text:p text:style-name="Standard">ERROR 1064 (42000): You have an error in your SQL syntax; check the manual that corresponds to your MariaDB server version for the right syntax to use near 'emp.deptno from emp group by job' at line 1</text:p>
      <text:p text:style-name="Standard">MariaDB [Employee_Database]&gt; select dept.deptno from dept union select emp.deptno from emp group by job;</text:p>
      <text:p text:style-name="Standard">+--------+</text:p>
      <text:p text:style-name="Standard">| deptno |</text:p>
      <text:p text:style-name="Standard">+--------+</text:p>
      <text:p text:style-name="Standard">| <text:s text:c="4"/>10 |</text:p>
      <text:p text:style-name="Standard">| <text:s text:c="4"/>20 |</text:p>
      <text:p text:style-name="Standard">| <text:s text:c="4"/>30 |</text:p>
      <text:p text:style-name="Standard">| <text:s text:c="4"/>40 |</text:p>
      <text:p text:style-name="Standard">| <text:s text:c="4"/>50 |</text:p>
      <text:p text:style-name="Standard">+--------+</text:p>
      <text:p text:style-name="Standard">5 rows in set (0.001 sec)</text:p>
      <text:p text:style-name="Standard"/>
      <text:p text:style-name="Standard">MariaDB [Employee_Database]&gt; select * from emp group by job;</text:p>
      <text:p text:style-name="Standard">+-------+--------+-----------+------+------------+---------+--------+--------+</text:p>
      <text:p text:style-name="Standard">| empno | ename <text:s/>| job <text:s text:c="6"/>| mgr <text:s/>| hiredate <text:s text:c="2"/>| sal <text:s text:c="4"/>| comm <text:s text:c="2"/>| deptno |</text:p>
      <text:p text:style-name="Standard">+-------+--------+-----------+------+------------+---------+--------+--------+</text:p>
      <text:p text:style-name="Standard">| <text:s/>7788 | SCOTT <text:s/>| ANALYST <text:s text:c="2"/>| 7566 | 1982-12-09 | 3000.00 | <text:s text:c="2"/>NULL | <text:s text:c="4"/>20 |</text:p>
      <text:p text:style-name="Standard">| <text:s/>7369 | SMITH <text:s/>| CLERK <text:s text:c="4"/>| 7902 | 1980-12-17 | <text:s/>800.00 | <text:s text:c="2"/>NULL | <text:s text:c="4"/>20 |</text:p>
      <text:p text:style-name="Standard">| <text:s/>7948 | LOKESH | DEVELOPER | NULL | 1985-05-16 | 1500.00 | <text:s text:c="2"/>NULL | <text:s text:c="4"/>50 |</text:p>
      <text:p text:style-name="Standard">| <text:s/>7566 | JONES <text:s/>| MANAGER <text:s text:c="2"/>| 7839 | 1981-04-02 | 2975.00 | <text:s text:c="2"/>NULL | <text:s text:c="4"/>20 |</text:p>
      <text:p text:style-name="Standard">| <text:s/>7839 | KING <text:s text:c="2"/>| PRESIDENT | NULL | 1981-11-17 | 5000.00 | <text:s text:c="2"/>NULL | <text:s text:c="4"/>10 |</text:p>
      <text:p text:style-name="Standard">| <text:s/>7499 | ALLEN <text:s/>| SALESMAN <text:s/>| 7698 | 1981-02-20 | 1600.00 | 300.00 | <text:s text:c="4"/>30 |</text:p>
      <text:p text:style-name="Standard">+-------+--------+-----------+------+------------+---------+--------+--------+</text:p>
      <text:p text:style-name="Standard">6 rows in set (0.001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<text:soft-page-break/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select count(deptno), ename from emp group by job;</text:p>
      <text:p text:style-name="Standard">+---------------+--------+</text:p>
      <text:p text:style-name="Standard">| count(deptno) | ename <text:s/>|</text:p>
      <text:p text:style-name="Standard">+---------------+--------+</text:p>
      <text:p text:style-name="Standard">| <text:s text:c="12"/>1 | SCOTT <text:s/>|</text:p>
      <text:p text:style-name="Standard">| <text:s text:c="12"/>4 | SMITH <text:s/>|</text:p>
      <text:p text:style-name="Standard">| <text:s text:c="12"/>1 | LOKESH |</text:p>
      <text:p text:style-name="Standard">| <text:s text:c="12"/>3 | JONES <text:s/>|</text:p>
      <text:p text:style-name="Standard">| <text:s text:c="12"/>1 | KING <text:s text:c="2"/>|</text:p>
      <text:p text:style-name="Standard">| <text:s text:c="12"/>4 | ALLEN <text:s/>|</text:p>
      <text:p text:style-name="Standard">+---------------+--------+</text:p>
      <text:p text:style-name="Standard">6 rows in set (0.001 sec)</text:p>
      <text:p text:style-name="Standard"/>
      <text:p text:style-name="Standard">MariaDB [Employee_Database]&gt; select * from dept;</text:p>
      <text:p text:style-name="Standard">+--------+------------+----------+--------+</text:p>
      <text:p text:style-name="Standard">| deptno | dname <text:s text:c="5"/>| loc <text:s text:c="5"/>| emp_no |</text:p>
      <text:p text:style-name="Standard">+--------+------------+----------+--------+</text:p>
      <text:p text:style-name="Standard">| <text:s text:c="4"/>10 | ACCOUNTING | NEW YORK | <text:s text:c="5"/>5 |</text:p>
      <text:p text:style-name="Standard">| <text:s text:c="4"/>20 | RESEARCH <text:s text:c="2"/>| DALLAS <text:s text:c="2"/>| <text:s text:c="5"/>3 |</text:p>
      <text:p text:style-name="Standard">| <text:s text:c="4"/>30 | SALES <text:s text:c="5"/>| CHICAGO <text:s/>| <text:s text:c="5"/>6 |</text:p>
      <text:p text:style-name="Standard">| <text:s text:c="4"/>40 | OPERATIONS | BOSTON <text:s text:c="2"/>| <text:s text:c="5"/>2 |</text:p>
      <text:p text:style-name="Standard">| <text:s text:c="4"/>50 | DEVELOPER <text:s/>| JAIPUR <text:s text:c="2"/>| <text:s text:c="5"/>1 |</text:p>
      <text:p text:style-name="Standard">+--------+------------+----------+--------+</text:p>
      <text:p text:style-name="Standard">5 rows in set (0.000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<text:soft-page-break/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MariaDB [Employee_Database]&gt; select dname from dept where exists(select * from emp where emp.deptno = dept.deptno and sal &gt; 1000); </text:p>
      <text:p text:style-name="Standard">+------------+</text:p>
      <text:p text:style-name="Standard">| dname <text:s text:c="5"/>|</text:p>
      <text:p text:style-name="Standard">+------------+</text:p>
      <text:p text:style-name="Standard">| ACCOUNTING |</text:p>
      <text:p text:style-name="Standard">| RESEARCH <text:s text:c="2"/>|</text:p>
      <text:p text:style-name="Standard">| SALES <text:s text:c="5"/>|</text:p>
      <text:p text:style-name="Standard">| DEVELOPER <text:s/>|</text:p>
      <text:p text:style-name="Standard">+------------+</text:p>
      <text:p text:style-name="Standard">4 rows in set (0.001 sec)</text:p>
      <text:p text:style-name="Standard"/>
      <text:p text:style-name="Standard">MariaDB [Employee_Database]&gt; select * from emp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0 sec)</text:p>
      <text:p text:style-name="Standard"/>
      <text:p text:style-name="Standard">MariaDB [Employee_Database]&gt; SELECT s.name,s1.name from Supervisor s left join Supervisor s1 on s.supervisorid=s1.id union all SELECT s.name,s1.name from Supervisor s left join Supervisor s1 on s.supervisorid=s1.id; </text:p>
      <text:p text:style-name="Standard">+--------+--------+</text:p>
      <text:p text:style-name="Standard">| name <text:s text:c="2"/>| name <text:s text:c="2"/>|</text:p>
      <text:p text:style-name="Standard">+--------+--------+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<text:soft-page-break/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+--------+--------+</text:p>
      <text:p text:style-name="Standard">8 rows in set (0.001 sec)</text:p>
      <text:p text:style-name="Standard"/>
      <text:p text:style-name="Standard">MariaDB [Employee_Database]&gt; delimiter //</text:p>
      <text:p text:style-name="Standard">MariaDB [Employee_Database]&gt; create procedure sp_get() begin select * from emp; end//</text:p>
      <text:p text:style-name="Standard">Query OK, 0 rows affected (0.096 sec)</text:p>
      <text:p text:style-name="Standard"/>
      <text:p text:style-name="Standard">MariaDB [Employee_Database]&gt; delimiter;</text:p>
      <text:p text:style-name="Standard"><text:s text:c="4"/>-&gt; ;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delimiter' at line 1</text:p>
      <text:p text:style-name="Standard">MariaDB [Employee_Database]&gt; delimiter ;</text:p>
      <text:p text:style-name="Standard">MariaDB [Employee_Database]&gt; call sp_get()</text:p>
      <text:p text:style-name="Standard"><text:s text:c="4"/>-&gt; 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Query OK, 0 rows affected (0.001 sec)</text:p>
      <text:p text:style-name="Standard"/>
      <text:p text:style-name="Standard">MariaDB [Employee_Database]&gt; delimiter //</text:p>
      <text:p text:style-name="Standard">MariaDB [Employee_Database]&gt; create procedure sp_get(in sal int) begin select * from emp where sal = sal; end//</text:p>
      <text:p text:style-name="Standard">ERROR 1304 (42000): PROCEDURE sp_get already exists</text:p>
      <text:p text:style-name="Standard">MariaDB [Employee_Database]&gt; create procedure sp_getSal(in sal int) begin select * from emp where sal = sal; end//</text:p>
      <text:p text:style-name="Standard">Query OK, 0 rows affected (0.263 sec)</text:p>
      <text:p text:style-name="Standard"/>
      <text:p text:style-name="Standard">MariaDB [Employee_Database]&gt; delimiter ;</text:p>
      <text:p text:style-name="Standard">MariaDB [Employee_Database]&gt; call sp_getSal(800);</text:p>
      <text:p text:style-name="Standard">+-------+--------+-----------+------+------------+---------+---------+--------+</text:p>
      <text:p text:style-name="Standard"><text:soft-page-break/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Query OK, 0 rows affected (0.001 sec)</text:p>
      <text:p text:style-name="Standard"/>
      <text:p text:style-name="Standard">MariaDB [Employee_Database]&gt; call sp_getSal(800) 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Query OK, 0 rows affected (0.001 sec)</text:p>
      <text:p text:style-name="Standard"/>
      <text:p text:style-name="Standard">MariaDB [Employee_Database]&gt; drop procedure sp_getSal();</text:p>
      <text:p text:style-name="Standard">ERROR 1064 (42000): You have an error in your SQL syntax; check the manual that corresponds to your MariaDB server version for the right syntax to use near '()' at line 1</text:p>
      <text:p text:style-name="Standard">MariaDB [Employee_Database]&gt; drop procedure sp_getSal;</text:p>
      <text:p text:style-name="Standard">Query OK, 0 rows affected (0.087 sec)</text:p>
      <text:p text:style-name="Standard"/>
      <text:p text:style-name="Standard">MariaDB [Employee_Database]&gt; delimiter //</text:p>
      <text:p text:style-name="Standard"><text:soft-page-break/>MariaDB [Employee_Database]&gt; create procedure sp_getSal(in sal int) begin select * from emp where sal=sal; end//</text:p>
      <text:p text:style-name="Standard">Query OK, 0 rows affected (0.091 sec)</text:p>
      <text:p text:style-name="Standard"/>
      <text:p text:style-name="Standard">MariaDB [Employee_Database]&gt; delimiter ;</text:p>
      <text:p text:style-name="Standard">MariaDB [Employee_Database]&gt; call sp_getSal(1600)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Query OK, 0 rows affected (0.002 sec)</text:p>
      <text:p text:style-name="Standard"/>
      <text:p text:style-name="Standard">MariaDB [Employee_Database]&gt; desc emp;</text:p>
      <text:p text:style-name="Standard">+----------+--------------+------+-----+---------+-------+</text:p>
      <text:p text:style-name="Standard">| Field <text:s text:c="3"/>| Type <text:s text:c="8"/>| Null | Key | Default | Extra |</text:p>
      <text:p text:style-name="Standard">+----------+--------------+------+-----+---------+-------+</text:p>
      <text:p text:style-name="Standard">| empno <text:s text:c="3"/>| decimal(4,0) | NO <text:s text:c="2"/>| <text:s text:c="4"/>| NULL <text:s text:c="3"/>| <text:s text:c="6"/>|</text:p>
      <text:p text:style-name="Standard">| ename <text:s text:c="3"/>| varchar(10) <text:s/>| YES <text:s/>| <text:s text:c="4"/>| NULL <text:s text:c="3"/>| <text:s text:c="6"/>|</text:p>
      <text:p text:style-name="Standard">| job <text:s text:c="5"/>| varchar(9) <text:s text:c="2"/>| YES <text:s/>| <text:s text:c="4"/>| NULL <text:s text:c="3"/>| <text:s text:c="6"/>|</text:p>
      <text:p text:style-name="Standard">| mgr <text:s text:c="5"/>| decimal(4,0) | YES <text:s/>| <text:s text:c="4"/>| NULL <text:s text:c="3"/>| <text:s text:c="6"/>|</text:p>
      <text:p text:style-name="Standard">| hiredate | date <text:s text:c="8"/>| YES <text:s/>| <text:s text:c="4"/>| NULL <text:s text:c="3"/>| <text:s text:c="6"/>|</text:p>
      <text:p text:style-name="Standard">| sal <text:s text:c="5"/>| decimal(7,2) | YES <text:s/>| <text:s text:c="4"/>| NULL <text:s text:c="3"/>| <text:s text:c="6"/>|</text:p>
      <text:p text:style-name="Standard">| comm <text:s text:c="4"/>| decimal(7,2) | YES <text:s/>| <text:s text:c="4"/>| NULL <text:s text:c="3"/>| <text:s text:c="6"/>|</text:p>
      <text:p text:style-name="Standard">| deptno <text:s text:c="2"/>| decimal(2,0) | YES <text:s/>| <text:s text:c="4"/>| NULL <text:s text:c="3"/>| <text:s text:c="6"/>|</text:p>
      <text:p text:style-name="Standard">+----------+--------------+------+-----+---------+-------+</text:p>
      <text:p text:style-name="Standard">8 rows in set (0.002 sec)</text:p>
      <text:p text:style-name="Standard"/>
      <text:p text:style-name="Standard">MariaDB [Employee_Database]&gt; drop procedure sp_getSal;</text:p>
      <text:p text:style-name="Standard">Query OK, 0 rows affected (0.082 sec)</text:p>
      <text:p text:style-name="Standard"/>
      <text:p text:style-name="Standard">MariaDB [Employee_Database]&gt; delimiter //</text:p>
      <text:p text:style-name="Standard">MariaDB [Employee_Database]&gt; create procedure sp_getSal(in sal decimal(7,2)) begin select * from emp where sal=sal; end//</text:p>
      <text:p text:style-name="Standard">Query OK, 0 rows affected (0.113 sec)</text:p>
      <text:p text:style-name="Standard"/>
      <text:p text:style-name="Standard">MariaDB [Employee_Database]&gt; delimiter ;</text:p>
      <text:p text:style-name="Standard"><text:soft-page-break/>MariaDB [Employee_Database]&gt; call sp_getSal(1600);</text:p>
      <text:p text:style-name="Standard">+-------+--------+-----------+------+------------+---------+---------+--------+</text:p>
      <text:p text:style-name="Standard">| empno | ename <text:s/>| job <text:s text:c="6"/>| mgr <text:s/>| hiredate <text:s text:c="2"/>| sal <text:s text:c="4"/>| comm <text:s text:c="3"/>| deptno |</text:p>
      <text:p text:style-name="Standard">+-------+--------+-----------+------+------------+---------+---------+--------+</text:p>
      <text:p text:style-name="Standard">| <text:s/>7369 | SMITH <text:s/>| CLERK <text:s text:c="4"/>| 7902 | 1980-12-17 | <text:s/>800.00 | <text:s text:c="3"/>NULL | <text:s text:c="4"/>20 |</text:p>
      <text:p text:style-name="Standard">| <text:s/>7499 | ALLEN <text:s/>| SALESMAN <text:s/>| 7698 | 1981-02-20 | 1600.00 | <text:s/>300.00 | <text:s text:c="4"/>30 |</text:p>
      <text:p text:style-name="Standard">| <text:s/>7521 | WARD <text:s text:c="2"/>| SALESMAN <text:s/>| 7698 | 1981-02-22 | 1250.00 | <text:s/>500.00 | <text:s text:c="4"/>30 |</text:p>
      <text:p text:style-name="Standard">| <text:s/>7566 | JONES <text:s/>| MANAGER <text:s text:c="2"/>| 7839 | 1981-04-02 | 2975.00 | <text:s text:c="3"/>NULL | <text:s text:c="4"/>20 |</text:p>
      <text:p text:style-name="Standard">| <text:s/>7654 | MARTIN | SALESMAN <text:s/>| 7698 | 1981-09-28 | 1250.00 | 1400.00 | <text:s text:c="4"/>30 |</text:p>
      <text:p text:style-name="Standard">| <text:s/>7698 | BLAKE <text:s/>| MANAGER <text:s text:c="2"/>| 7839 | 1981-05-01 | 2850.00 | <text:s text:c="3"/>NULL | <text:s text:c="4"/>30 |</text:p>
      <text:p text:style-name="Standard">| <text:s/>7782 | CLARK <text:s/>| MANAGER <text:s text:c="2"/>| 7839 | 1981-06-09 | 2450.00 | <text:s text:c="3"/>NULL | <text:s text:c="4"/>10 |</text:p>
      <text:p text:style-name="Standard">| <text:s/>7788 | SCOTT <text:s/>| ANALYST <text:s text:c="2"/>| 7566 | 1982-12-09 | 3000.00 | <text:s text:c="3"/>NULL | <text:s text:c="4"/>20 |</text:p>
      <text:p text:style-name="Standard">| <text:s/>7839 | KING <text:s text:c="2"/>| PRESIDENT | NULL | 1981-11-17 | 5000.00 | <text:s text:c="3"/>NULL | <text:s text:c="4"/>10 |</text:p>
      <text:p text:style-name="Standard">| <text:s/>7844 | TURNER | SALESMAN <text:s/>| 7698 | 1981-09-08 | 1500.00 | <text:s text:c="3"/>0.00 | <text:s text:c="4"/>30 |</text:p>
      <text:p text:style-name="Standard">| <text:s/>7876 | ADAMS <text:s/>| CLERK <text:s text:c="4"/>| 7788 | 1983-01-12 | 1100.00 | <text:s text:c="3"/>NULL | <text:s text:c="4"/>20 |</text:p>
      <text:p text:style-name="Standard">| <text:s/>7900 | JAMES <text:s/>| CLERK <text:s text:c="4"/>| 7698 | 1981-12-03 | <text:s/>950.00 | <text:s text:c="3"/>NULL | <text:s text:c="4"/>30 |</text:p>
      <text:p text:style-name="Standard">| <text:s/>7934 | MILLER | CLERK <text:s text:c="4"/>| 7782 | 1982-01-23 | 1300.00 | <text:s text:c="3"/>NULL | <text:s text:c="4"/>10 |</text:p>
      <text:p text:style-name="Standard">| <text:s/>7948 | LOKESH | DEVELOPER | NULL | 1985-05-16 | 1500.00 | <text:s text:c="3"/>NULL | <text:s text:c="4"/>50 |</text:p>
      <text:p text:style-name="Standard">+-------+--------+-----------+------+------------+---------+---------+--------+</text:p>
      <text:p text:style-name="Standard">14 rows in set (0.001 sec)</text:p>
      <text:p text:style-name="Standard"/>
      <text:p text:style-name="Standard">Query OK, 0 rows affected (0.002 sec)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Employee_Database <text:s/>|</text:p>
      <text:p text:style-name="Standard">| admin_panel <text:s text:c="7"/>|</text:p>
      <text:p text:style-name="Standard">| cart <text:s text:c="14"/>|</text:p>
      <text:p text:style-name="Standard">| ecommerce <text:s text:c="9"/>|</text:p>
      <text:p text:style-name="Standard">| information_schema |</text:p>
      <text:p text:style-name="Standard">| minics <text:s text:c="12"/>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+--------------------+</text:p>
      <text:p text:style-name="Standard">9 rows in set (0.114 sec)</text:p>
      <text:p text:style-name="Standard"/>
      <text:p text:style-name="Standard">MariaDB [(none)]&gt; select routine_name, routine_type,definer,created,security_type,SQL_Data_Access from information_schema.routines where routine_type='PROCEDURE' and routine_schema='Employee_Database';</text:p>
      <text:p text:style-name="Standard">+--------------+--------------+----------------+---------------------+---------------+-----------------+</text:p>
      <text:p text:style-name="Standard">| routine_name | routine_type | definer <text:s text:c="7"/>| created <text:s text:c="12"/>| security_type | SQL_Data_Access |</text:p>
      <text:p text:style-name="Standard">+--------------+--------------+----------------+---------------------+---------------+-----------------+</text:p>
      <text:p text:style-name="Standard">| sp_get <text:s text:c="6"/>| PROCEDURE <text:s text:c="3"/>| root@localhost | 2021-11-15 18:50:36 | DEFINER <text:s text:c="6"/>| CONTAINS SQL <text:s text:c="3"/>|</text:p>
      <text:p text:style-name="Standard">| sp_getSal <text:s text:c="3"/>| PROCEDURE <text:s text:c="3"/>| root@localhost | 2021-11-15 19:05:13 | DEFINER <text:s text:c="6"/>| CONTAINS SQL <text:s text:c="3"/>|</text:p>
      <text:p text:style-name="Standard">+--------------+--------------+----------------+---------------------+---------------+-----------------+</text:p>
      <text:p text:style-name="Standard">2 rows in set (0.049 sec)</text:p>
      <text:p text:style-name="Standard"/>
      <text:p text:style-name="Standard"><text:soft-page-break/>MariaDB [(none)]&gt; delimiter //</text:p>
      <text:p text:style-name="Standard">MariaDB [(none)]&gt; create procedure sp_sal(out sal decimal(7,2)) begin select count(sal) into sal from emp where sal &gt; 1000; end//</text:p>
      <text:p text:style-name="Standard">ERROR 1046 (3D000): No database selected</text:p>
      <text:p text:style-name="Standard">MariaDB [(none)]&gt; use Employee_Database;</text:p>
      <text:p text:style-name="Standard">ERROR 1049 (42000): Unknown database 'Employee_Database;'</text:p>
      <text:p text:style-name="Standard">MariaDB [(none)]&gt; delimiter ;</text:p>
      <text:p text:style-name="Standard">MariaDB [(none)]&gt; use Employee_Databas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loyee_Database]&gt; delimiter //</text:p>
      <text:p text:style-name="Standard">MariaDB [Employee_Database]&gt; create procedure sp_sal(out sal decimal(7,2)) begin select count(sal) into sal from emp where sal &gt; 1000; end//</text:p>
      <text:p text:style-name="Standard">Query OK, 0 rows affected (0.043 sec)</text:p>
      <text:p text:style-name="Standard"/>
      <text:p text:style-name="Standard">MariaDB [Employee_Database]&gt; delimiter ;</text:p>
      <text:p text:style-name="Standard">MariaDB [Employee_Database]&gt; select routine_name, routine_type,definer,created,security_type,SQL_Data_Access from information_schema.routines where routine_type='PROCEDURE' and routine_schema='Employee_Database';</text:p>
      <text:p text:style-name="Standard">+--------------+--------------+----------------+---------------------+---------------+-----------------+</text:p>
      <text:p text:style-name="Standard">| routine_name | routine_type | definer <text:s text:c="7"/>| created <text:s text:c="12"/>| security_type | SQL_Data_Access |</text:p>
      <text:p text:style-name="Standard">+--------------+--------------+----------------+---------------------+---------------+-----------------+</text:p>
      <text:p text:style-name="Standard">| sp_get <text:s text:c="6"/>| PROCEDURE <text:s text:c="3"/>| root@localhost | 2021-11-15 18:50:36 | DEFINER <text:s text:c="6"/>| CONTAINS SQL <text:s text:c="3"/>|</text:p>
      <text:p text:style-name="Standard">| sp_getSal <text:s text:c="3"/>| PROCEDURE <text:s text:c="3"/>| root@localhost | 2021-11-15 19:05:13 | DEFINER <text:s text:c="6"/>| CONTAINS SQL <text:s text:c="3"/>|</text:p>
      <text:p text:style-name="Standard">| sp_sal <text:s text:c="6"/>| PROCEDURE <text:s text:c="3"/>| root@localhost | 2021-11-16 10:19:07 | DEFINER <text:s text:c="6"/>| CONTAINS SQL <text:s text:c="3"/>|</text:p>
      <text:p text:style-name="Standard">+--------------+--------------+----------------+---------------------+---------------+-----------------+</text:p>
      <text:p text:style-name="Standard">3 rows in set (0.001 sec)</text:p>
      <text:p text:style-name="Standard"/>
      <text:p text:style-name="Standard">MariaDB [Employee_Database]&gt; drop procedure sp_getSal;</text:p>
      <text:p text:style-name="Standard">Query OK, 0 rows affected (0.086 sec)</text:p>
      <text:p text:style-name="Standard"/>
      <text:p text:style-name="Standard">MariaDB [Employee_Database]&gt; drop procedure sp_sal;</text:p>
      <text:p text:style-name="Standard">Query OK, 0 rows affected (0.077 sec)</text:p>
      <text:p text:style-name="Standard"/>
      <text:p text:style-name="Standard">MariaDB [Employee_Database]&gt; select routine_name, routine_type,definer,created,security_type,SQL_Data_Access from information_schema.routines where routine_type='PROCEDURE' and routine_schema='Employee_Database';</text:p>
      <text:p text:style-name="Standard">+--------------+--------------+----------------+---------------------+---------------+-----------------+</text:p>
      <text:p text:style-name="Standard">| routine_name | routine_type | definer <text:s text:c="7"/>| created <text:s text:c="12"/>| security_type | SQL_Data_Access |</text:p>
      <text:p text:style-name="Standard">+--------------+--------------+----------------+---------------------+---------------+-----------------+</text:p>
      <text:p text:style-name="Standard">| sp_get <text:s text:c="6"/>| PROCEDURE <text:s text:c="3"/>| root@localhost | 2021-11-15 18:50:36 | DEFINER <text:s text:c="6"/>| CONTAINS SQL <text:s text:c="3"/>|</text:p>
      <text:p text:style-name="Standard">+--------------+--------------+----------------+---------------------+---------------+-----------------+</text:p>
      <text:p text:style-name="Standard">1 row in set (0.002 sec)</text:p>
      <text:p text:style-name="Standard"/>
      <text:p text:style-name="Standard">MariaDB [Employee_Database]&gt; delimiter //</text:p>
      <text:p text:style-name="Standard"><text:soft-page-break/>MariaDB [Employee_Database]&gt; create procedure sp_sal(in salary decimal(7,2)) begin select * from emp where sal = salary; end//</text:p>
      <text:p text:style-name="Standard">Query OK, 0 rows affected (0.089 sec)</text:p>
      <text:p text:style-name="Standard"/>
      <text:p text:style-name="Standard">MariaDB [Employee_Database]&gt; delimiter ;</text:p>
      <text:p text:style-name="Standard">MariaDB [Employee_Database]&gt; call sp_sal(800);</text:p>
      <text:p text:style-name="Standard">+-------+-------+-------+------+------------+--------+------+--------+</text:p>
      <text:p text:style-name="Standard">| empno | ename | job <text:s text:c="2"/>| mgr <text:s/>| hiredate <text:s text:c="2"/>| sal <text:s text:c="3"/>| comm | deptno |</text:p>
      <text:p text:style-name="Standard">+-------+-------+-------+------+------------+--------+------+--------+</text:p>
      <text:p text:style-name="Standard">| <text:s/>7369 | SMITH | CLERK | 7902 | 1980-12-17 | 800.00 | NULL | <text:s text:c="4"/>20 |</text:p>
      <text:p text:style-name="Standard">+-------+-------+-------+------+------------+--------+------+--------+</text:p>
      <text:p text:style-name="Standard">1 row in set (0.001 sec)</text:p>
      <text:p text:style-name="Standard"/>
      <text:p text:style-name="Standard">Query OK, 0 rows affected (0.001 sec)</text:p>
      <text:p text:style-name="Standard"/>
      <text:p text:style-name="Standard">MariaDB [Employee_Database]&gt; delimiter //</text:p>
      <text:p text:style-name="Standard">MariaDB [Employee_Database]&gt; create procedure sp_sal(out salary decimal(7,2)) begin select count(sal) into salary from emp where sal &gt; 1000; end//</text:p>
      <text:p text:style-name="Standard">ERROR 1304 (42000): PROCEDURE sp_sal already exists</text:p>
      <text:p text:style-name="Standard">MariaDB [Employee_Database]&gt; create procedure sp_getSal(out salary decimal(7,2)) begin select count(sal) into salary from emp where sal &gt; 1000; end//</text:p>
      <text:p text:style-name="Standard">Query OK, 0 rows affected (0.081 sec)</text:p>
      <text:p text:style-name="Standard"/>
      <text:p text:style-name="Standard">MariaDB [Employee_Database]&gt; delimiter ;</text:p>
      <text:p text:style-name="Standard">MariaDB [Employee_Database]&gt; call sp_getSal(@salaryh);</text:p>
      <text:p text:style-name="Standard">Query OK, 1 row affected (0.001 sec)</text:p>
      <text:p text:style-name="Standard"/>
      <text:p text:style-name="Standard">MariaDB [Employee_Database]&gt; select @salaryh as Salaries;</text:p>
      <text:p text:style-name="Standard">+----------+</text:p>
      <text:p text:style-name="Standard">| Salaries |</text:p>
      <text:p text:style-name="Standard">+----------+</text:p>
      <text:p text:style-name="Standard">| <text:s text:c="3"/>12.00 |</text:p>
      <text:p text:style-name="Standard">+----------+</text:p>
      <text:p text:style-name="Standard">1 row in set (0.000 sec)</text:p>
      <text:p text:style-name="Standard"/>
      <text:p text:style-name="Standard">MariaDB [Employee_Database]&gt; delimiter //</text:p>
      <text:p text:style-name="Standard">MariaDB [Employee_Database]&gt; create procedure sp_getSal_inout(inout salary decimal(7,2),in jobs varchar(9)) begin select count(sal) into salary from emp where job = jobs; end//</text:p>
      <text:p text:style-name="Standard">Query OK, 0 rows affected (0.085 sec)</text:p>
      <text:p text:style-name="Standard"/>
      <text:p text:style-name="Standard">MariaDB [Employee_Database]&gt; delimiter ;</text:p>
      <text:p text:style-name="Standard">MariaDB [Employee_Database]&gt; call sp_getSal_inout(@s, 'clerk');</text:p>
      <text:p text:style-name="Standard">Query OK, 1 row affected (0.001 sec)</text:p>
      <text:p text:style-name="Standard"/>
      <text:p text:style-name="Standard">MariaDB [Employee_Database]&gt; select @s as clerkSalaries;</text:p>
      <text:p text:style-name="Standard">+---------------+</text:p>
      <text:p text:style-name="Standard">| clerkSalaries |</text:p>
      <text:p text:style-name="Standard">+---------------+</text:p>
      <text:p text:style-name="Standard">| <text:s text:c="9"/>4.00 |</text:p>
      <text:p text:style-name="Standard">+---------------+</text:p>
      <text:p text:style-name="Standard">1 row in set (0.0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6:15:29.118082609</meta:creation-date>
    <dc:date>2021-11-16T10:33:15.888663773</dc:date>
    <meta:editing-duration>PT2H34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8" meta:paragraph-count="1272" meta:word-count="13591" meta:character-count="75577" meta:non-whitespace-character-count="57272"/>
  </office:meta>
</office:document-meta>
</file>